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49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0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" manifest:media-type=""/>
  <manifest:file-entry manifest:full-path="ObjectReplacements/Object 35" manifest:media-type=""/>
  <manifest:file-entry manifest:full-path="ObjectReplacements/Object 71" manifest:media-type="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"/>
  <manifest:file-entry manifest:full-path="ObjectReplacements/Object 85" manifest:media-type=""/>
  <manifest:file-entry manifest:full-path="ObjectReplacements/Object 8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1" svg:font-family="OpenSymbol" style:font-adornments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9.14cm" table:align="left"/>
    </style:style>
    <style:style style:name="Tableau2.A" style:family="table-column">
      <style:table-column-properties style:column-width="1.7cm"/>
    </style:style>
    <style:style style:name="Tableau2.B" style:family="table-column">
      <style:table-column-properties style:column-width="1.24cm"/>
    </style:style>
    <style:style style:name="Tableau2.1" style:family="table-row">
      <style:table-row-properties style:min-row-height="0.912cm"/>
    </style:style>
    <style:style style:name="Tableau2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C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D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F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G1" style:family="table-cell">
      <style:table-cell-properties style:vertical-align="middle" fo:padding-left="0cm" fo:padding-right="0cm" fo:padding-top="0.101cm" fo:padding-bottom="0.101cm" fo:border="0.5pt solid #000000"/>
    </style:style>
    <style:style style:name="Tableau2.2" style:family="table-row">
      <style:table-row-properties style:row-height="0.801cm"/>
    </style:style>
    <style:style style:name="Tableau2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F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G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" style:family="table">
      <style:table-properties style:width="9.149cm" fo:margin-top="0.3cm" fo:margin-bottom="0cm" table:align="left"/>
    </style:style>
    <style:style style:name="Tableau1.A" style:family="table-column">
      <style:table-column-properties style:column-width="1.7cm"/>
    </style:style>
    <style:style style:name="Tableau1.B" style:family="table-column">
      <style:table-column-properties style:column-width="1.24cm"/>
    </style:style>
    <style:style style:name="Tableau1.G" style:family="table-column">
      <style:table-column-properties style:column-width="1.249cm"/>
    </style:style>
    <style:style style:name="Tableau1.1" style:family="table-row">
      <style:table-row-properties style:row-height="1.199cm"/>
    </style:style>
    <style:style style:name="Tableau1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C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D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F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G1" style:family="table-cell">
      <style:table-cell-properties style:vertical-align="middle" fo:padding-left="0cm" fo:padding-right="0cm" fo:padding-top="0.101cm" fo:padding-bottom="0.101cm" fo:border="0.5pt solid #000000"/>
    </style:style>
    <style:style style:name="Tableau1.2" style:family="table-row">
      <style:table-row-properties style:row-height="1.251cm"/>
    </style:style>
    <style:style style:name="Tableau1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G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0.61cm" style:rel-column-width="4368*"/>
    </style:style>
    <style:style style:name="Tableau7.B" style:family="table-column">
      <style:table-column-properties style:column-width="2.847cm" style:rel-column-width="20388*"/>
    </style:style>
    <style:style style:name="Tableau7.D" style:family="table-column">
      <style:table-column-properties style:column-width="2.847cm" style:rel-column-width="20391*"/>
    </style:style>
    <style:style style:name="Tableau7.1" style:family="table-row">
      <style:table-row-properties style:row-height="1cm"/>
    </style:style>
    <style:style style:name="Tableau7.A1" style:family="table-cell">
      <style:table-cell-properties style:vertical-align="middle"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7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D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7.2" style:family="table-row">
      <style:table-row-properties style:row-height="1.101cm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4" fo:font-size="10pt" officeooo:paragraph-rsid="008d11f5" style:font-size-asian="10pt" style:font-size-complex="10pt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17ff3b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2829fe" officeooo:paragraph-rsid="002829fe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29adc0" style:font-size-asian="8pt" style:font-size-complex="8pt"/>
    </style:style>
    <style:style style:name="P27" style:family="paragraph" style:parent-style-name="_5f_Paragraphe_20_livret_20_réponse_20_élève" style:master-page-name="">
      <style:paragraph-properties fo:margin-top="0cm" fo:margin-bottom="0cm" style:contextual-spacing="false" fo:line-height="200%" fo:text-align="justify" style:justify-single-word="false" style:page-number="auto">
        <style:tab-stops>
          <style:tab-stop style:position="3.969cm" style:type="right"/>
        </style:tab-stops>
      </style:paragraph-properties>
      <style:text-properties fo:font-size="6pt" officeooo:paragraph-rsid="0022c4b9" style:font-size-asian="5.25pt" style:font-size-complex="6pt"/>
    </style:style>
    <style:style style:name="P28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style:font-name="Bitstream Vera Sans1" fo:font-size="9pt" style:font-size-asian="9pt" style:font-size-complex="9pt"/>
    </style:style>
    <style:style style:name="P29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style:font-name="Bitstream Vera Sans1" fo:font-size="9pt" officeooo:paragraph-rsid="0012a83b" style:font-size-asian="9pt" style:font-size-complex="9pt"/>
    </style:style>
    <style:style style:name="P30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style:use-window-font-color="true" loext:opacity="0%" style:font-name="Bitstream Vera Sans1" fo:font-size="10pt" officeooo:paragraph-rsid="00329129"/>
    </style:style>
    <style:style style:name="P31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style:use-window-font-color="true" loext:opacity="0%" style:font-name="Bitstream Vera Sans1" fo:font-size="9pt" officeooo:paragraph-rsid="0012a83b" style:font-size-asian="9pt" style:font-size-complex="9pt"/>
    </style:style>
    <style:style style:name="P32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officeooo:paragraph-rsid="00329129"/>
    </style:style>
    <style:style style:name="P33" style:family="paragraph" style:parent-style-name="_5f_Paragraphe_20_livret_20_">
      <style:paragraph-properties fo:margin-top="0cm" fo:margin-bottom="0cm" style:contextual-spacing="false"/>
    </style:style>
    <style:style style:name="P34" style:family="paragraph" style:parent-style-name="_5f_Paragraphe_20_livret_20_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35" style:family="paragraph" style:parent-style-name="_5f_Paragraphe_20_livret_20_">
      <style:paragraph-properties fo:margin-top="0cm" fo:margin-bottom="0cm" style:contextual-spacing="false" style:line-height-at-least="0.9cm"/>
      <style:text-properties fo:color="#b3b3b3" loext:opacity="100%" fo:letter-spacing="normal" officeooo:paragraph-rsid="004cdd2a"/>
    </style:style>
    <style:style style:name="P36" style:family="paragraph" style:parent-style-name="_5f_Paragraphe_20_livret_20_">
      <style:paragraph-properties fo:margin-top="0cm" fo:margin-bottom="0cm" style:contextual-spacing="false"/>
      <style:text-properties fo:color="#b3b3b3" loext:opacity="100%" officeooo:paragraph-rsid="00749fbb"/>
    </style:style>
    <style:style style:name="P37" style:family="paragraph" style:parent-style-name="_5f_Paragraphe_20_livret_20_">
      <style:paragraph-properties fo:margin-top="0cm" fo:margin-bottom="0cm" style:contextual-spacing="false" style:line-height-at-least="0.9cm"/>
    </style:style>
    <style:style style:name="P38" style:family="paragraph" style:parent-style-name="_5f_Paragraphe_20_livret_20_">
      <style:paragraph-properties fo:margin-top="0cm" fo:margin-bottom="0cm" style:contextual-spacing="false"/>
      <style:text-properties officeooo:paragraph-rsid="00749fbb"/>
    </style:style>
    <style:style style:name="P39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font-size="10pt" officeooo:paragraph-rsid="008d11f5" style:font-size-asian="10pt" style:font-size-complex="10pt"/>
    </style:style>
    <style:style style:name="P40" style:family="paragraph" style:parent-style-name="FILET_5f_POINTILLES">
      <style:paragraph-properties fo:margin-top="0cm" fo:margin-bottom="0cm" style:contextual-spacing="false" style:line-height-at-least="0.776cm"/>
      <style:text-properties fo:color="#b3b3b3" loext:opacity="100%" officeooo:paragraph-rsid="002dbac0"/>
    </style:style>
    <style:style style:name="P41" style:family="paragraph" style:parent-style-name="FILET_5f_POINTILLES">
      <style:paragraph-properties fo:margin-top="0cm" fo:margin-bottom="0cm" style:contextual-spacing="false" style:line-height-at-least="0.9cm"/>
      <style:text-properties fo:color="#b3b3b3" loext:opacity="100%" officeooo:paragraph-rsid="0053360d"/>
    </style:style>
    <style:style style:name="P42" style:family="paragraph" style:parent-style-name="FILET_5f_POINTILLES">
      <style:paragraph-properties fo:margin-top="0cm" fo:margin-bottom="0cm" style:contextual-spacing="false" style:line-height-at-least="0.9cm"/>
      <style:text-properties fo:color="#b3b3b3" loext:opacity="100%" fo:font-weight="normal" officeooo:paragraph-rsid="0053360d" style:font-weight-asian="normal" style:font-weight-complex="normal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1" fo:font-size="9pt" style:font-size-asian="9pt" style:font-size-complex="9pt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1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1" fo:font-size="9pt" fo:font-weight="bold" officeooo:paragraph-rsid="0012a83b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4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482cm" style:leader-style="dotted" style:leader-text="."/>
          <style:tab-stop style:position="8.864cm" style:leader-style="dotted" style:leader-text="."/>
          <style:tab-stop style:position="8.8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1" fo:font-size="9pt" style:font-size-asian="9pt" style:font-size-complex="9pt"/>
    </style:style>
    <style:style style:name="P48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482cm" style:leader-style="dotted" style:leader-text="."/>
          <style:tab-stop style:position="8.864cm" style:leader-style="dotted" style:leader-text="."/>
          <style:tab-stop style:position="8.8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1" fo:font-size="9pt" officeooo:paragraph-rsid="0012a83b" style:font-size-asian="9pt" style:font-size-complex="9pt"/>
    </style:style>
    <style:style style:name="P49" style:family="paragraph" style:parent-style-name="_5f_Paragraphe_20_livret_20_réponse_20_élève">
      <style:paragraph-properties fo:margin-top="0cm" fo:margin-bottom="0cm" style:contextual-spacing="false" style:line-height-at-least="0cm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482cm" style:leader-style="dotted" style:leader-text="."/>
          <style:tab-stop style:position="8.864cm" style:leader-style="dotted" style:leader-text="."/>
          <style:tab-stop style:position="8.8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1" fo:font-size="9pt" fo:font-weight="bold" style:font-size-asian="9pt" style:font-weight-asian="bold" style:font-size-complex="9pt" style:font-weight-complex="bold"/>
    </style:style>
    <style:style style:name="P50" style:family="paragraph" style:parent-style-name="_5f_Paragraphe_20_livret_20_réponse_20_élève">
      <style:paragraph-properties fo:margin-top="0cm" fo:margin-bottom="0cm" style:contextual-spacing="false" style:line-height-at-least="0cm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482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use-window-font-color="true" loext:opacity="0%" style:font-name="Bitstream Vera Sans1" fo:font-size="9pt" style:font-size-asian="9pt" style:font-size-complex="9pt"/>
    </style:style>
    <style:style style:name="P51" style:family="paragraph" style:parent-style-name="_5f_Paragraphe_20_livret_20_réponse_20_élève">
      <style:paragraph-properties fo:margin-top="0cm" fo:margin-bottom="0cm" style:contextual-spacing="false" style:line-height-at-least="0cm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482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use-window-font-color="true" loext:opacity="0%" style:font-name="Bitstream Vera Sans1" fo:font-size="9pt" officeooo:paragraph-rsid="0012a83b" style:font-size-asian="9pt" style:font-size-complex="9pt"/>
    </style:style>
    <style:style style:name="P52" style:family="paragraph" style:parent-style-name="FILET_5f_POINTILLES">
      <style:paragraph-properties fo:margin-top="0.101cm" fo:margin-bottom="0.101cm" style:contextual-spacing="false" style:line-height-at-least="0.776cm"/>
      <style:text-properties fo:color="#b3b3b3" loext:opacity="100%" officeooo:paragraph-rsid="002dbac0"/>
    </style:style>
    <style:style style:name="P53" style:family="paragraph" style:parent-style-name="FILET_5f_POINTILLES">
      <style:paragraph-properties fo:margin-top="0.101cm" fo:margin-bottom="0.101cm" style:contextual-spacing="false" style:line-height-at-least="0.776cm"/>
      <style:text-properties fo:color="#b3b3b3" loext:opacity="100%" officeooo:paragraph-rsid="0071ccf3"/>
    </style:style>
    <style:style style:name="P54" style:family="paragraph" style:parent-style-name="FILET_5f_POINTILLES">
      <style:paragraph-properties fo:margin-top="0cm" fo:margin-bottom="0.499cm" style:contextual-spacing="false" style:line-height-at-least="0.776cm"/>
      <style:text-properties fo:color="#b3b3b3" loext:opacity="100%" fo:font-weight="normal" officeooo:paragraph-rsid="002dbac0" style:font-weight-asian="normal" style:font-weight-complex="normal"/>
    </style:style>
    <style:style style:name="P55" style:family="paragraph" style:parent-style-name="FILET_5f_POINTILLES">
      <style:paragraph-properties fo:margin-top="0cm" fo:margin-bottom="0.499cm" style:contextual-spacing="false" style:line-height-at-least="0.776cm"/>
      <style:text-properties fo:color="#b3b3b3" loext:opacity="100%" officeooo:paragraph-rsid="002dbac0"/>
    </style:style>
    <style:style style:name="P56" style:family="paragraph" style:parent-style-name="FILET_5f_POINTILLES">
      <style:paragraph-properties fo:margin-top="0cm" fo:margin-bottom="0.499cm" style:contextual-spacing="false" style:line-height-at-least="0.776cm"/>
      <style:text-properties fo:color="#b3b3b3" loext:opacity="100%" fo:letter-spacing="normal" officeooo:paragraph-rsid="0071ccf3"/>
    </style:style>
    <style:style style:name="P57" style:family="paragraph" style:parent-style-name="FILET_5f_POINTILLES">
      <style:paragraph-properties fo:margin-top="0cm" fo:margin-bottom="0.499cm" style:contextual-spacing="false" style:line-height-at-least="0.776cm"/>
      <style:text-properties fo:color="#b3b3b3" loext:opacity="100%" fo:letter-spacing="normal" fo:font-weight="normal" officeooo:paragraph-rsid="0071ccf3" style:font-weight-asian="normal" style:font-weight-complex="normal"/>
    </style:style>
    <style:style style:name="P58" style:family="paragraph" style:parent-style-name="FILET_5f_POINTILLES">
      <style:paragraph-properties fo:margin-top="0cm" fo:margin-bottom="0.499cm" style:contextual-spacing="false" style:line-height-at-least="0.776cm"/>
      <style:text-properties fo:color="#b3b3b3" loext:opacity="100%" style:font-name="Bitstream Vera Sans4" fo:font-size="10pt" fo:letter-spacing="normal" officeooo:paragraph-rsid="0071ccf3" style:font-size-asian="10pt" style:font-size-complex="10pt"/>
    </style:style>
    <style:style style:name="P59" style:family="paragraph" style:parent-style-name="_5f_Paragraphe_20_livret_20_">
      <style:paragraph-properties fo:margin-top="0cm" fo:margin-bottom="0.3cm" style:contextual-spacing="false" style:line-height-at-least="0.7cm"/>
      <style:text-properties officeooo:paragraph-rsid="0043e0f9"/>
    </style:style>
    <style:style style:name="P60" style:family="paragraph" style:parent-style-name="FILET_5f_POINTILLES">
      <style:paragraph-properties fo:margin-top="0cm" fo:margin-bottom="0.801cm" style:contextual-spacing="false" style:line-height-at-least="0.776cm"/>
      <style:text-properties fo:color="#b3b3b3" loext:opacity="100%" officeooo:paragraph-rsid="002dbac0"/>
    </style:style>
    <style:style style:name="P61" style:family="paragraph" style:parent-style-name="FILET_5f_POINTILLES">
      <style:paragraph-properties fo:margin-top="0.198cm" fo:margin-bottom="0.198cm" style:contextual-spacing="false" style:line-height-at-least="0.776cm"/>
      <style:text-properties fo:color="#b3b3b3" loext:opacity="100%" fo:font-weight="normal" officeooo:paragraph-rsid="00749fbb" style:font-weight-asian="normal" style:font-weight-complex="normal"/>
    </style:style>
    <style:style style:name="P62" style:family="paragraph" style:parent-style-name="FILET_5f_POINTILLES">
      <style:paragraph-properties fo:margin-top="0.198cm" fo:margin-bottom="0.198cm" style:contextual-spacing="false" style:line-height-at-least="0.776cm"/>
      <style:text-properties fo:color="#b3b3b3" loext:opacity="100%" fo:font-weight="normal" officeooo:paragraph-rsid="007caa5b" style:font-weight-asian="normal" style:font-weight-complex="normal"/>
    </style:style>
    <style:style style:name="P63" style:family="paragraph" style:parent-style-name="FILET_5f_POINTILLES">
      <style:paragraph-properties fo:margin-top="0.198cm" fo:margin-bottom="0.198cm" style:contextual-spacing="false" style:line-height-at-least="0.78cm"/>
      <style:text-properties fo:color="#b3b3b3" loext:opacity="100%" fo:font-style="normal" fo:font-weight="normal" officeooo:rsid="00397671" officeooo:paragraph-rsid="007f5d49" style:font-style-asian="normal" style:font-weight-asian="normal" style:font-style-complex="normal" style:font-weight-complex="normal"/>
    </style:style>
    <style:style style:name="P64" style:family="paragraph" style:parent-style-name="_5f_Paragraphe_20_livret_20_">
      <style:paragraph-properties fo:margin-top="0.3cm" fo:margin-bottom="0cm" style:contextual-spacing="false" style:line-height-at-least="0.9cm"/>
      <style:text-properties fo:color="#b3b3b3" loext:opacity="100%" fo:letter-spacing="normal" officeooo:paragraph-rsid="004bc64e"/>
    </style:style>
    <style:style style:name="P65" style:family="paragraph" style:parent-style-name="_5f_Paragraphe_20_livret_20_">
      <style:paragraph-properties fo:margin-top="0.3cm" fo:margin-bottom="0cm" style:contextual-spacing="false" style:line-height-at-least="0.9cm"/>
      <style:text-properties fo:color="#b3b3b3" loext:opacity="100%" fo:letter-spacing="normal" officeooo:paragraph-rsid="004cdd2a"/>
    </style:style>
    <style:style style:name="P66" style:family="paragraph" style:parent-style-name="_5f_Paragraphe_20_livret_20_">
      <style:paragraph-properties fo:margin-top="0.349cm" fo:margin-bottom="0cm" style:contextual-spacing="false" style:line-height-at-least="0.9cm"/>
      <style:text-properties fo:font-weight="normal" officeooo:paragraph-rsid="002fb4eb" style:font-weight-asian="normal" style:font-weight-complex="normal"/>
    </style:style>
    <style:style style:name="P67" style:family="paragraph" style:parent-style-name="_5f_Paragraphe_20_livret_20_">
      <style:paragraph-properties fo:margin-top="0.349cm" fo:margin-bottom="0cm" style:contextual-spacing="false" style:line-height-at-least="0.9cm"/>
    </style:style>
    <style:style style:name="P68" style:family="paragraph" style:parent-style-name="FILET_5f_POINTILLES">
      <style:paragraph-properties fo:margin-top="0cm" fo:margin-bottom="0.4cm" style:contextual-spacing="false" style:line-height-at-least="0.776cm"/>
      <style:text-properties fo:color="#b3b3b3" loext:opacity="100%" fo:font-weight="normal" officeooo:paragraph-rsid="0071ccf3" style:font-weight-asian="normal" style:font-weight-complex="normal"/>
    </style:style>
    <style:style style:name="P69" style:family="paragraph" style:parent-style-name="FILET_5f_POINTILLES">
      <style:paragraph-properties fo:margin-top="0cm" fo:margin-bottom="0.4cm" style:contextual-spacing="false" style:line-height-at-least="0.9cm"/>
      <style:text-properties officeooo:paragraph-rsid="0053360d"/>
    </style:style>
    <style:style style:name="P70" style:family="paragraph" style:parent-style-name="FILET_5f_POINTILLES">
      <style:paragraph-properties fo:margin-top="0.199cm" fo:margin-bottom="0.4cm" style:contextual-spacing="false" style:line-height-at-least="0.776cm"/>
      <style:text-properties fo:color="#b3b3b3" loext:opacity="100%" fo:font-weight="normal" officeooo:paragraph-rsid="00749fbb" style:font-weight-asian="normal" style:font-weight-complex="normal"/>
    </style:style>
    <style:style style:name="P71" style:family="paragraph" style:parent-style-name="FILET_5f_POINTILLES">
      <style:paragraph-properties fo:margin-top="0.199cm" fo:margin-bottom="0.4cm" style:contextual-spacing="false" style:line-height-at-least="0.776cm"/>
      <style:text-properties fo:color="#b3b3b3" loext:opacity="100%" fo:font-weight="normal" officeooo:paragraph-rsid="007caa5b" style:font-weight-asian="normal" style:font-weight-complex="normal"/>
    </style:style>
    <style:style style:name="P72" style:family="paragraph" style:parent-style-name="_5f_Paragraphe_20_livret_20_">
      <style:paragraph-properties fo:margin-top="0.4cm" fo:margin-bottom="0cm" style:contextual-spacing="false"/>
    </style:style>
    <style:style style:name="P73" style:family="paragraph" style:parent-style-name="FILET_5f_POINTILLES">
      <style:paragraph-properties fo:margin-top="0cm" fo:margin-bottom="0.199cm" style:contextual-spacing="false" style:line-height-at-least="0.78cm"/>
      <style:text-properties fo:color="#b3b3b3" loext:opacity="100%" fo:font-style="normal" fo:font-weight="normal" officeooo:rsid="00397671" officeooo:paragraph-rsid="007f5d49" style:font-style-asian="normal" style:font-weight-asian="normal" style:font-style-complex="normal" style:font-weight-complex="normal"/>
    </style:style>
    <style:style style:name="P74" style:family="paragraph" style:parent-style-name="FILET_5f_POINTILLES">
      <style:paragraph-properties fo:margin-top="0cm" fo:margin-bottom="0.199cm" style:contextual-spacing="false" style:line-height-at-least="0.776cm"/>
      <style:text-properties fo:color="#b3b3b3" loext:opacity="100%" officeooo:paragraph-rsid="007caa5b"/>
    </style:style>
    <style:style style:name="P75" style:family="paragraph" style:parent-style-name="FILET_5f_POINTILLES">
      <style:paragraph-properties fo:margin-top="0cm" fo:margin-bottom="0.199cm" style:contextual-spacing="false" style:line-height-at-least="0.776cm"/>
      <style:text-properties fo:color="#b3b3b3" loext:opacity="100%" officeooo:paragraph-rsid="00749fbb"/>
    </style:style>
    <style:style style:name="P76" style:family="paragraph" style:parent-style-name="_5f_Paragraphe_20_livret_20_">
      <style:paragraph-properties fo:margin-top="0cm" fo:margin-bottom="0.199cm" style:contextual-spacing="false" fo:text-align="start" style:justify-single-word="false"/>
      <style:text-properties fo:font-size="10pt" officeooo:paragraph-rsid="008b3735" style:font-size-asian="10pt" style:font-size-complex="10pt"/>
    </style:style>
    <style:style style:name="P77" style:family="paragraph" style:parent-style-name="_5f_Paragraphe_20_livret_20_">
      <style:paragraph-properties fo:margin-top="0cm" fo:margin-bottom="0.199cm" style:contextual-spacing="false" fo:text-align="start" style:justify-single-word="false"/>
      <style:text-properties fo:font-size="10pt" officeooo:paragraph-rsid="008d11f5" style:font-size-asian="10pt" style:font-size-complex="10pt"/>
    </style:style>
    <style:style style:name="P78" style:family="paragraph" style:parent-style-name="FILET_5f_POINTILLES">
      <style:paragraph-properties fo:margin-top="0.48cm" fo:margin-bottom="0.199cm" style:contextual-spacing="false" style:line-height-at-least="0.78cm"/>
      <style:text-properties fo:color="#b3b3b3" loext:opacity="100%" fo:font-style="normal" fo:font-weight="normal" officeooo:rsid="00397671" officeooo:paragraph-rsid="007f5d49" style:font-style-asian="normal" style:font-weight-asian="normal" style:font-style-complex="normal" style:font-weight-complex="normal"/>
    </style:style>
    <style:style style:name="P79" style:family="paragraph" style:parent-style-name="FILET_5f_POINTILLES">
      <style:paragraph-properties fo:margin-top="0cm" fo:margin-bottom="0.101cm" style:contextual-spacing="false" style:line-height-at-least="0.776cm"/>
      <style:text-properties fo:color="#b3b3b3" loext:opacity="100%" officeooo:paragraph-rsid="0071ccf3"/>
    </style:style>
    <style:style style:name="P80" style:family="paragraph" style:parent-style-name="Standard">
      <style:paragraph-properties fo:margin-top="0.199cm" fo:margin-bottom="0cm" style:contextual-spacing="false"/>
      <style:text-properties style:font-name="Bitstream Vera Sans4" fo:font-size="10pt" officeooo:paragraph-rsid="008d11f5" style:font-size-asian="10pt" style:font-size-complex="10pt"/>
    </style:style>
    <style:style style:name="P81" style:family="paragraph" style:parent-style-name="Standard">
      <style:paragraph-properties fo:margin-top="0.199cm" fo:margin-bottom="0cm" style:contextual-spacing="false"/>
      <style:text-properties style:font-name="Bitstream Vera Sans4" fo:font-size="10pt" fo:font-weight="normal" officeooo:rsid="003426f7" officeooo:paragraph-rsid="008b3735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top="0.199cm" fo:margin-bottom="0cm" style:contextual-spacing="false" style:shadow="none"/>
      <style:text-properties style:font-name="Bitstream Vera Sans4" fo:font-size="10pt" officeooo:paragraph-rsid="008d11f5" style:font-size-asian="10pt" style:font-size-complex="10pt"/>
    </style:style>
    <style:style style:name="P83" style:family="paragraph" style:parent-style-name="Standard">
      <style:paragraph-properties fo:margin-top="0.199cm" fo:margin-bottom="0cm" style:contextual-spacing="false" style:shadow="none"/>
      <style:text-properties style:font-name="Bitstream Vera Sans4" fo:font-size="10pt" fo:font-weight="bold" officeooo:paragraph-rsid="008d11f5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.101cm" fo:margin-bottom="0cm" style:contextual-spacing="false" style:shadow="none"/>
      <style:text-properties style:font-name="Bitstream Vera Sans4" fo:font-size="10pt" fo:font-weight="bold" officeooo:paragraph-rsid="008b3735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.101cm" fo:margin-bottom="0cm" style:contextual-spacing="false" style:shadow="none"/>
      <style:text-properties style:font-name="Bitstream Vera Sans4" fo:font-size="10pt" fo:font-weight="normal" officeooo:rsid="003426f7" officeooo:paragraph-rsid="008b3735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.101cm" fo:margin-bottom="0cm" style:contextual-spacing="false"/>
      <style:text-properties style:font-name="Bitstream Vera Sans4" fo:font-size="10pt" officeooo:paragraph-rsid="008d11f5" style:font-size-asian="10pt" style:font-size-complex="10pt"/>
    </style:style>
    <style:style style:name="P87" style:family="paragraph" style:parent-style-name="_5f_Paragraphe_20_livret_20_">
      <style:paragraph-properties fo:text-align="center" style:justify-single-word="false"/>
      <style:text-properties fo:font-size="9pt" style:font-size-asian="9pt" style:font-size-complex="9pt"/>
    </style:style>
    <style:style style:name="P88" style:family="paragraph" style:parent-style-name="_5f_Paragraphe_20_livret_20_" style:master-page-name="">
      <style:paragraph-properties fo:margin-top="0cm" fo:margin-bottom="0.071cm" style:contextual-spacing="false" style:page-number="auto" fo:keep-with-next="always"/>
      <style:text-properties officeooo:paragraph-rsid="007f5d49"/>
    </style:style>
    <style:style style:name="P89" style:family="paragraph" style:parent-style-name="_5f_Paragraphe_20_livret_20_réponse_20_élève">
      <style:paragraph-properties style:line-height-at-least="0cm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482cm" style:leader-style="dotted" style:leader-text="."/>
          <style:tab-stop style:position="8.864cm" style:leader-style="dotted" style:leader-text="."/>
          <style:tab-stop style:position="8.8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1" fo:font-size="9pt" fo:font-weight="bold" officeooo:paragraph-rsid="002bcf65" style:font-size-asian="9pt" style:font-weight-asian="bold" style:font-size-complex="9pt" style:font-weight-complex="bold"/>
    </style:style>
    <style:style style:name="P90" style:family="paragraph" style:parent-style-name="Exo_5f_Num">
      <style:paragraph-properties fo:margin-top="0.499cm" fo:margin-bottom="0.199cm" style:contextual-spacing="false"/>
    </style:style>
    <style:style style:name="P91" style:family="paragraph" style:parent-style-name="Exo_5f_Num">
      <style:paragraph-properties fo:margin-top="0.55cm" fo:margin-bottom="0.3cm" style:contextual-spacing="false"/>
      <style:text-properties officeooo:paragraph-rsid="002bcf65"/>
    </style:style>
    <style:style style:name="P92" style:family="paragraph" style:parent-style-name="Exo_5f_Num">
      <style:paragraph-properties fo:margin-top="0.6cm" fo:margin-bottom="0.199cm" style:contextual-spacing="false"/>
    </style:style>
    <style:style style:name="P93" style:family="paragraph" style:parent-style-name="Exo_5f_Num">
      <style:paragraph-properties fo:margin-top="0.7cm" fo:margin-bottom="0.3cm" style:contextual-spacing="false"/>
    </style:style>
    <style:style style:name="P94" style:family="paragraph" style:parent-style-name="Exo_5f_Num" style:list-style-name="Num_5f_Exo">
      <style:paragraph-properties fo:margin-top="0.7cm" fo:margin-bottom="0.101cm" style:contextual-spacing="false"/>
      <style:text-properties officeooo:paragraph-rsid="003587e8"/>
    </style:style>
    <style:style style:name="P95" style:family="paragraph" style:parent-style-name="Exo_5f_Num" style:list-style-name="liste_5f_abc" style:master-page-name="">
      <style:paragraph-properties fo:margin-top="0.198cm" fo:margin-bottom="0.198cm" style:contextual-spacing="false" style:line-height-at-least="0.776cm" style:page-number="auto"/>
      <style:text-properties officeooo:rsid="003e8bd7" officeooo:paragraph-rsid="003587e8"/>
    </style:style>
    <style:style style:name="P96" style:family="paragraph" style:parent-style-name="Exo_5f_Num" style:list-style-name="liste_5f_abc">
      <style:paragraph-properties fo:margin-top="0.198cm" fo:margin-bottom="0.198cm" style:contextual-spacing="false" style:line-height-at-least="0.776cm"/>
      <style:text-properties officeooo:rsid="003e8bd7" officeooo:paragraph-rsid="007086e6"/>
    </style:style>
    <style:style style:name="P97" style:family="paragraph" style:parent-style-name="Exo_5f_Num" style:list-style-name="Num_5f_Exo" style:master-page-name="">
      <style:paragraph-properties fo:margin-top="0.501cm" fo:margin-bottom="0.099cm" style:contextual-spacing="false" style:page-number="auto" fo:break-before="auto" fo:break-after="auto"/>
      <style:text-properties fo:letter-spacing="normal" officeooo:paragraph-rsid="0043548d"/>
    </style:style>
    <style:style style:name="P98" style:family="paragraph" style:parent-style-name="Exo_5f_Num" style:list-style-name="Num_5f_Exo">
      <style:paragraph-properties fo:margin-top="0.72cm" fo:margin-bottom="0.199cm" style:contextual-spacing="false"/>
      <style:text-properties officeooo:paragraph-rsid="004209b1"/>
    </style:style>
    <style:style style:name="P99" style:family="paragraph" style:parent-style-name="Exo_5f_Num" style:master-page-name="">
      <style:paragraph-properties fo:margin-top="0.73cm" fo:margin-bottom="0.101cm" style:contextual-spacing="false" style:page-number="auto" fo:break-before="auto" fo:break-after="auto"/>
      <style:text-properties fo:letter-spacing="normal"/>
    </style:style>
    <style:style style:name="P100" style:family="paragraph" style:parent-style-name="Exo_5f_Num" style:master-page-name="">
      <style:paragraph-properties fo:margin-top="0cm" fo:margin-bottom="0.101cm" style:contextual-spacing="false" style:page-number="auto" fo:break-before="column"/>
    </style:style>
    <style:style style:name="P101" style:family="paragraph" style:parent-style-name="Exo_5f_Num" style:list-style-name="Num_5f_Exo">
      <style:paragraph-properties fo:margin-top="0.621cm" fo:margin-bottom="0.101cm" style:contextual-spacing="false"/>
      <style:text-properties officeooo:paragraph-rsid="007f5d49"/>
    </style:style>
    <style:style style:name="P102" style:family="paragraph" style:parent-style-name="Exo_5f_Num" style:list-style-name="" style:master-page-name="">
      <style:paragraph-properties fo:margin-top="0.27cm" fo:margin-bottom="0.101cm" style:contextual-spacing="false" style:page-number="auto" fo:break-before="auto" fo:break-after="auto"/>
      <style:text-properties officeooo:paragraph-rsid="008dabe6"/>
    </style:style>
    <style:style style:name="P103" style:family="paragraph" style:parent-style-name="Exo_5f_Num">
      <style:paragraph-properties fo:margin-top="0.63cm" fo:margin-bottom="0.101cm" style:contextual-spacing="false"/>
    </style:style>
    <style:style style:name="P104" style:family="paragraph" style:parent-style-name="Standard" style:list-style-name="liste_5f_abc" style:master-page-name="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3.799cm" style:type="right"/>
        </style:tab-stops>
      </style:paragraph-properties>
      <style:text-properties officeooo:paragraph-rsid="008d11f5"/>
    </style:style>
    <style:style style:name="P105" style:family="paragraph" style:parent-style-name="Standard" style:list-style-name="liste_5f_abc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 fo:break-before="column" fo:background-color="transparent" style:shadow="none">
        <style:tab-stops>
          <style:tab-stop style:position="1.797cm" style:type="right"/>
        </style:tab-stops>
      </style:paragraph-properties>
      <style:text-properties officeooo:paragraph-rsid="008dabe6"/>
    </style:style>
    <style:style style:name="P106" style:family="paragraph" style:parent-style-name="_5f_Paragraphe_20_livret_20_" style:master-page-name="">
      <style:paragraph-properties fo:margin-top="0cm" fo:margin-bottom="0cm" style:contextual-spacing="false" fo:text-align="start" style:justify-single-word="false" style:page-number="auto" fo:break-before="auto" fo:break-after="auto"/>
      <style:text-properties style:font-name="Bitstream Vera Sans4" fo:font-size="10pt" fo:letter-spacing="normal" officeooo:paragraph-rsid="008b3735" style:font-size-asian="10pt" style:font-size-complex="10pt"/>
    </style:style>
    <style:style style:name="P107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start" style:justify-single-word="false"/>
    </style:style>
    <style:style style:name="P108" style:family="paragraph" style:parent-style-name="_5f_Paragraphe_20_livret_20_" style:list-style-name="liste_5f_abc">
      <style:paragraph-properties fo:margin-top="0cm" fo:margin-bottom="0cm" style:contextual-spacing="false" fo:text-align="start" style:justify-single-word="false"/>
    </style:style>
    <style:style style:name="P109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</style:style>
    <style:style style:name="P110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1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112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officeooo:paragraph-rsid="002504ea" style:font-size-asian="9pt" style:font-size-complex="9pt"/>
    </style:style>
    <style:style style:name="P113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font-size="9pt" style:font-size-asian="9pt" style:font-size-complex="9pt"/>
    </style:style>
    <style:style style:name="P114" style:family="paragraph" style:parent-style-name="_5f_Paragraphe_20_livret_20_">
      <style:paragraph-properties fo:margin-top="0cm" fo:margin-bottom="0cm" style:contextual-spacing="false"/>
      <style:text-properties style:font-name="OpenSymbol4" officeooo:paragraph-rsid="008525c4"/>
    </style:style>
    <style:style style:name="P115" style:family="paragraph" style:parent-style-name="_5f_Paragraphe_20_livret_20_">
      <style:paragraph-properties fo:margin-top="0cm" fo:margin-bottom="0cm" style:contextual-spacing="false"/>
      <style:text-properties style:font-name="OpenSymbol4" officeooo:paragraph-rsid="007f5d49"/>
    </style:style>
    <style:style style:name="P116" style:family="paragraph" style:parent-style-name="_5f_Paragraphe_20_livret_20_">
      <style:paragraph-properties fo:margin-top="0cm" fo:margin-bottom="0cm" style:contextual-spacing="false"/>
      <style:text-properties style:font-name="OpenSymbol4" officeooo:paragraph-rsid="0053360d"/>
    </style:style>
    <style:style style:name="P117" style:family="paragraph" style:parent-style-name="_5f_Paragraphe_20_livret_20_" style:list-style-name="liste_5f_abc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text-indent="0cm" style:auto-text-indent="false" fo:background-color="transparent" style:shadow="none">
        <style:tab-stops>
          <style:tab-stop style:position="0.601cm" style:type="right"/>
        </style:tab-stops>
      </style:paragraph-properties>
      <style:text-properties officeooo:paragraph-rsid="008dabe6" style:font-size-asian="10.5pt"/>
    </style:style>
    <style:style style:name="P118" style:family="paragraph" style:parent-style-name="_5f_Paragraphe_20_livret_20_" style:list-style-name="liste_5f_abc">
      <style:paragraph-properties fo:margin-top="0cm" fo:margin-bottom="0.4cm" style:contextual-spacing="false"/>
    </style:style>
    <style:style style:name="P119" style:family="paragraph" style:parent-style-name="_5f_Paragraphe_20_livret_20_" style:list-style-name="liste_5f_abc">
      <style:paragraph-properties fo:margin-top="0cm" fo:margin-bottom="0.4cm" style:contextual-spacing="false" style:line-height-at-least="1.199cm"/>
    </style:style>
    <style:style style:name="P120" style:family="paragraph" style:parent-style-name="_5f_Paragraphe_20_livret_20_">
      <style:paragraph-properties fo:margin-top="0.4cm" fo:margin-bottom="0cm" style:contextual-spacing="false"/>
      <style:text-properties style:font-name="OpenSymbol4" fo:font-weight="normal" officeooo:paragraph-rsid="0053360d" style:font-weight-asian="normal" style:font-weight-complex="normal"/>
    </style:style>
    <style:style style:name="P121" style:family="paragraph" style:parent-style-name="_5f_Paragraphe_20_livret_20_réponse_20_élève" style:list-style-name="liste_5f_abc">
      <style:paragraph-properties fo:margin-top="0.101cm" fo:margin-bottom="0.3cm" style:contextual-spacing="false" fo:line-height="100%">
        <style:tab-stops>
          <style:tab-stop style:position="3.5cm" style:type="right"/>
        </style:tab-stops>
      </style:paragraph-properties>
      <style:text-properties officeooo:paragraph-rsid="00329129"/>
    </style:style>
    <style:style style:name="P122" style:family="paragraph" style:parent-style-name="_5f_Paragraphe_20_livret_20_réponse_20_élève" style:list-style-name="liste_5f_abc" style:master-page-name="">
      <style:paragraph-properties fo:margin-top="0cm" fo:margin-bottom="0.3cm" style:contextual-spacing="false" fo:line-height="100%" fo:text-align="justify" style:justify-single-word="false" style:page-number="auto">
        <style:tab-stops>
          <style:tab-stop style:position="3.5cm" style:type="right"/>
        </style:tab-stops>
      </style:paragraph-properties>
      <style:text-properties officeooo:paragraph-rsid="00329129"/>
    </style:style>
    <style:style style:name="P123" style:family="paragraph" style:parent-style-name="_5f_Paragraphe_20_livret_20_réponse_20_élève" style:list-style-name="liste_5f_abc" style:master-page-name="">
      <loext:graphic-properties draw:fill="none"/>
      <style:paragraph-properties fo:margin-left="0cm" fo:margin-right="0cm" fo:margin-top="0cm" fo:margin-bottom="0.3cm" style:contextual-spacing="false" fo:line-height="100%" fo:text-align="justify" style:justify-single-word="false" fo:text-indent="0cm" style:auto-text-indent="false" style:page-number="auto" fo:break-before="column" fo:background-color="transparent" style:shadow="none">
        <style:tab-stops>
          <style:tab-stop style:position="4.001cm" style:type="right"/>
          <style:tab-stop style:position="4.3cm" style:type="right"/>
          <style:tab-stop style:position="4.722cm" style:type="right"/>
        </style:tab-stops>
      </style:paragraph-properties>
      <style:text-properties officeooo:paragraph-rsid="00329129"/>
    </style:style>
    <style:style style:name="P124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cm" fo:margin-bottom="0.3cm" style:contextual-spacing="false" fo:line-height="100%" fo:text-align="justify" style:justify-single-word="false" fo:text-indent="0cm" style:auto-text-indent="false" fo:background-color="transparent" style:shadow="none">
        <style:tab-stops>
          <style:tab-stop style:position="4.001cm" style:type="right"/>
          <style:tab-stop style:position="4.3cm" style:type="right"/>
          <style:tab-stop style:position="4.722cm" style:type="right"/>
        </style:tab-stops>
      </style:paragraph-properties>
      <style:text-properties officeooo:paragraph-rsid="00329129"/>
    </style:style>
    <style:style style:name="P125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 fo:background-color="transparent" style:shadow="none">
        <style:tab-stops>
          <style:tab-stop style:position="4.001cm" style:type="right"/>
          <style:tab-stop style:position="4.3cm" style:type="right"/>
          <style:tab-stop style:position="4.722cm" style:type="right"/>
        </style:tab-stops>
      </style:paragraph-properties>
      <style:text-properties officeooo:paragraph-rsid="00329129"/>
    </style:style>
    <style:style style:name="P126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 fo:background-color="transparent">
        <style:tab-stops>
          <style:tab-stop style:position="3.799cm" style:type="right"/>
        </style:tab-stops>
      </style:paragraph-properties>
      <style:text-properties officeooo:paragraph-rsid="008d11f5"/>
    </style:style>
    <style:style style:name="P127" style:family="paragraph" style:parent-style-name="_5f_Paragraphe_20_livret_20_réponse_20_élève" style:list-style-name="liste_5f_abc" style:master-page-name="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 style:page-number="auto" fo:background-color="transparent" style:shadow="none">
        <style:tab-stops>
          <style:tab-stop style:position="1.797cm" style:type="right"/>
        </style:tab-stops>
      </style:paragraph-properties>
      <style:text-properties officeooo:paragraph-rsid="008dabe6"/>
    </style:style>
    <style:style style:name="P128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>
          <style:tab-stop style:position="3.799cm" style:type="right"/>
        </style:tab-stops>
      </style:paragraph-properties>
      <style:text-properties officeooo:paragraph-rsid="008d11f5" style:font-size-asian="10.5pt"/>
    </style:style>
    <style:style style:name="P129" style:family="paragraph" style:parent-style-name="_5f_Paragraphe_20_énoncé_20_après_20_numéro" style:list-style-name="_5f_Numérotation_20_des_20_exercices_20_livrets">
      <style:paragraph-properties fo:margin-top="0cm" fo:margin-bottom="0.349cm" style:contextual-spacing="false"/>
    </style:style>
    <style:style style:name="P130" style:family="paragraph" style:parent-style-name="_5f_Paragraphe_20_énoncé_20_après_20_numéro" style:list-style-name="_5f_Numérotation_20_des_20_exercices_20_livrets">
      <style:paragraph-properties fo:margin-top="0cm" fo:margin-bottom="0.3cm" style:contextual-spacing="false"/>
    </style:style>
    <style:style style:name="P131" style:family="paragraph" style:parent-style-name="_5f_Paragraphe_20_énoncé_20_après_20_numéro" style:list-style-name="_5f_Numérotation_20_des_20_exercices_20_livrets">
      <style:paragraph-properties fo:margin-top="0cm" fo:margin-bottom="0.3cm" style:contextual-spacing="false" style:line-height-at-least="1.199cm"/>
      <style:text-properties officeooo:paragraph-rsid="008dabe6"/>
    </style:style>
    <style:style style:name="P132" style:family="paragraph" style:parent-style-name="_5f_Paragraphe_20_énoncé_20_après_20_numéro" style:list-style-name="_5f_Numérotation_20_des_20_exercices_20_livrets">
      <style:paragraph-properties fo:margin-top="0cm" fo:margin-bottom="0cm" style:contextual-spacing="false"/>
    </style:style>
    <style:style style:name="P133" style:family="paragraph" style:parent-style-name="_5f_Pied_20_de_20_page" style:list-style-name="">
      <style:paragraph-properties fo:text-align="end" style:justify-single-word="false"/>
    </style:style>
    <style:style style:name="P134" style:family="paragraph" style:parent-style-name="_5f_Pied_20_de_20_page">
      <style:paragraph-properties fo:text-align="end" style:justify-single-word="false"/>
    </style:style>
    <style:style style:name="P135" style:family="paragraph" style:parent-style-name="_5f_Pied_20_de_20_page" style:list-style-name=""/>
    <style:style style:name="P13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01cm" style:contextual-spacing="false" style:page-number="20" fo:break-before="auto" fo:break-after="auto" style:shadow="none"/>
      <style:text-properties style:font-name="Bitstream Vera Sans4" fo:font-size="10pt" fo:font-weight="bold" style:font-size-asian="10pt" style:font-weight-asian="bold" style:font-size-complex="10pt" style:font-weight-complex="bold"/>
    </style:style>
    <style:style style:name="P138" style:family="paragraph">
      <style:paragraph-properties fo:margin-top="0.199cm" fo:margin-bottom="0cm"/>
    </style:style>
    <style:style style:name="P139" style:family="paragraph">
      <loext:graphic-properties draw:fill="none" draw:fill-color="#ffffff"/>
      <style:paragraph-properties fo:margin-top="0.199cm" fo:margin-bottom="0cm"/>
      <style:text-properties fo:font-size="10pt" style:font-size-asian="10pt"/>
    </style:style>
    <style:style style:name="P140" style:family="paragraph">
      <style:paragraph-properties fo:margin-top="0cm" fo:margin-bottom="0.199cm" fo:text-align="center"/>
    </style:style>
    <style:style style:name="P141" style:family="paragraph">
      <loext:graphic-properties draw:fill-color="#d3802b"/>
      <style:paragraph-properties fo:margin-top="0cm" fo:margin-bottom="0.199cm" fo:text-align="center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4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text-align="center"/>
    </style:style>
    <style:style style:name="P144" style:family="paragraph">
      <loext:graphic-properties draw:fill="none" draw:fill-color="#ffffff"/>
      <style:paragraph-properties fo:text-align="center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45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7ff3b"/>
    </style:style>
    <style:style style:name="T6" style:family="text">
      <style:text-properties style:font-name="Bitstream Vera Sans4"/>
    </style:style>
    <style:style style:name="T7" style:family="text">
      <style:text-properties style:font-name="Bitstream Vera Sans4" fo:font-size="10pt"/>
    </style:style>
    <style:style style:name="T8" style:family="text">
      <style:text-properties style:font-name="Bitstream Vera Sans4" fo:font-size="10pt" fo:letter-spacing="normal"/>
    </style:style>
    <style:style style:name="T9" style:family="text">
      <style:text-properties style:font-name="Bitstream Vera Sans4" fo:font-size="10pt" fo:font-weight="normal" style:font-weight-asian="normal" style:font-weight-complex="normal"/>
    </style:style>
    <style:style style:name="T10" style:family="text">
      <style:text-properties style:font-name="Bitstream Vera Sans4" fo:font-size="10pt" style:font-style-asian="normal" style:font-style-complex="normal" style:text-scale="100%"/>
    </style:style>
    <style:style style:name="T11" style:family="text">
      <style:text-properties style:font-name="Bitstream Vera Sans4" fo:font-size="10pt" officeooo:rsid="0034481c" style:font-size-asian="10pt" style:font-size-complex="10pt"/>
    </style:style>
    <style:style style:name="T12" style:family="text">
      <style:text-properties style:font-name="Bitstream Vera Sans4" fo:letter-spacing="normal"/>
    </style:style>
    <style:style style:name="T13" style:family="text">
      <style:text-properties style:font-name="OpenSymbol4"/>
    </style:style>
    <style:style style:name="T14" style:family="text">
      <style:text-properties style:font-name="OpenSymbol4" fo:font-size="10pt" style:font-size-asian="10pt" style:font-size-complex="10pt"/>
    </style:style>
    <style:style style:name="T15" style:family="text">
      <style:text-properties style:font-name="OpenSymbol4" fo:font-size="10pt" style:font-size-asian="10pt" style:font-style-asian="normal" style:font-size-complex="10pt" style:font-style-complex="normal"/>
    </style:style>
    <style:style style:name="T16" style:family="text">
      <style:text-properties style:font-name="OpenSymbol4" fo:font-size="10pt" fo:font-style="normal" style:font-name-asian="OpenSymbol4" style:font-style-asian="normal" style:font-name-complex="OpenSymbol4" style:font-style-complex="normal" style:text-scale="100%"/>
    </style:style>
    <style:style style:name="T17" style:family="text">
      <style:text-properties style:font-name="OpenSymbol4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OpenSymbol4"/>
    </style:style>
    <style:style style:name="T20" style:family="text">
      <style:text-properties fo:color="#000000" loext:opacity="100%" style:font-name="OpenSymbol" fo:font-size="9pt" fo:font-style="normal" style:font-name-asian="OpenSymbol4" style:font-size-asian="9pt" style:font-style-asian="normal" style:font-name-complex="OpenSymbol4" style:font-size-complex="9pt" style:font-style-complex="normal"/>
    </style:style>
    <style:style style:name="T21" style:family="text">
      <style:text-properties fo:color="#000000" loext:opacity="100%" style:font-name="Bitstream Vera Sans1" fo:font-size="10pt" fo:font-style="normal" fo:font-weight="normal" officeooo:rsid="0089d82f"/>
    </style:style>
    <style:style style:name="T22" style:family="text">
      <style:text-properties style:text-position="0% 100%" style:font-name="OpenSymbol2" fo:font-size="10pt" style:font-size-asian="10pt" style:font-size-complex="10pt"/>
    </style:style>
    <style:style style:name="T23" style:family="text">
      <style:text-properties style:text-position="0% 100%" style:font-name-asian="OpenSymbol4" style:font-size-asian="10pt" style:font-name-complex="OpenSymbol4" style:font-size-complex="10pt"/>
    </style:style>
    <style:style style:name="T24" style:family="text">
      <style:text-properties style:text-position="0% 100%" style:font-name-asian="OpenSymbol4" style:font-style-asian="normal" style:font-name-complex="OpenSymbol4" style:font-style-complex="normal"/>
    </style:style>
    <style:style style:name="T25" style:family="text">
      <style:text-properties style:text-position="0% 100%" officeooo:rsid="00577226" style:font-name-asian="OpenSymbol4" style:font-name-complex="OpenSymbol4"/>
    </style:style>
    <style:style style:name="T26" style:family="text">
      <style:text-properties style:text-position="0% 100%" fo:font-weight="normal" style:font-name-asian="OpenSymbol4" style:font-style-asian="normal" style:font-weight-asian="normal" style:font-name-complex="OpenSymbol4" style:font-style-complex="normal" style:font-weight-complex="normal"/>
    </style:style>
    <style:style style:name="T27" style:family="text">
      <style:text-properties style:text-position="0% 100%" fo:font-weight="normal" officeooo:rsid="007f5d49" style:font-name-asian="OpenSymbol4" style:font-weight-asian="normal" style:font-name-complex="OpenSymbol4" style:font-weight-complex="normal"/>
    </style:style>
    <style:style style:name="T28" style:family="text">
      <style:text-properties style:text-position="0% 100%" fo:font-weight="normal" officeooo:rsid="00577226" style:font-name-asian="OpenSymbol4" style:font-weight-asian="normal" style:font-name-complex="OpenSymbol4" style:font-weight-complex="normal"/>
    </style:style>
    <style:style style:name="T29" style:family="text">
      <style:text-properties style:font-size-asian="10pt" style:font-size-complex="10pt"/>
    </style:style>
    <style:style style:name="T30" style:family="text">
      <style:text-properties style:font-name="OpenSymbol1" style:font-name-asian="OpenSymbol1" style:font-name-complex="OpenSymbol1"/>
    </style:style>
    <style:style style:name="T31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32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use-window-font-color="true" loext:opacity="0%" style:text-position="0% 100%" style:font-name-asian="OpenSymbol4" style:font-style-asian="normal" style:font-name-complex="OpenSymbol4" style:font-style-complex="normal"/>
    </style:style>
    <style:style style:name="T36" style:family="text">
      <style:text-properties style:use-window-font-color="true" loext:opacity="0%" style:text-position="0% 100%" officeooo:rsid="004bc64e" style:font-name-asian="OpenSymbol4" style:font-style-asian="normal" style:font-name-complex="OpenSymbol4" style:font-style-complex="normal"/>
    </style:style>
    <style:style style:name="T37" style:family="text">
      <style:text-properties style:use-window-font-color="true" loext:opacity="0%" style:text-position="0% 100%" officeooo:rsid="004cdd2a" style:font-name-asian="OpenSymbol4" style:font-style-asian="normal" style:font-name-complex="OpenSymbol4" style:font-style-complex="normal"/>
    </style:style>
    <style:style style:name="T38" style:family="text">
      <style:text-properties style:use-window-font-color="true" loext:opacity="0%" style:text-position="0% 100%" style:font-name="OpenSymbol4" style:font-name-asian="OpenSymbol4" style:font-style-asian="normal" style:font-name-complex="OpenSymbol4" style:font-style-complex="normal"/>
    </style:style>
    <style:style style:name="T39" style:family="text">
      <style:text-properties fo:font-variant="normal" fo:text-transform="none" fo:color="#000000" loext:opacity="100%" style:text-position="0% 100%" style:font-name="Bitstream Vera Sans4" fo:font-size="10pt" fo:letter-spacing="-0.004cm" fo:font-style="normal" style:text-underline-style="none" fo:font-weight="bold" officeooo:rsid="0013f8a6" fo:background-color="transparent" loext:char-shading-value="0" style:font-name-asian="Times New Roman" style:font-size-asian="10pt" style:font-style-asian="normal" style:font-weight-asian="bold" style:font-name-complex="Times New Roman" style:font-style-complex="normal" style:font-weight-complex="bold" loext:shadow="none"/>
    </style:style>
    <style:style style:name="T40" style:family="text">
      <style:text-properties fo:font-variant="normal" fo:text-transform="none" fo:color="#000000" loext:opacity="100%" style:text-position="0% 100%" style:font-name="Bitstream Vera Sans4" fo:font-size="10pt" fo:letter-spacing="-0.004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tyle-complex="normal" style:font-weight-complex="normal" loext:shadow="none"/>
    </style:style>
    <style:style style:name="T41" style:family="text">
      <style:text-properties fo:font-variant="normal" fo:text-transform="none" fo:color="#000000" loext:opacity="100%" style:text-position="0% 100%" style:font-name="Bitstream Vera Sans4" fo:font-size="10pt" fo:letter-spacing="-0.004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tyle-complex="normal" style:font-weight-complex="normal" style:text-scale="100%" loext:shadow="none"/>
    </style:style>
    <style:style style:name="T42" style:family="text">
      <style:text-properties fo:font-variant="normal" fo:text-transform="none" fo:color="#000000" loext:opacity="100%" style:text-position="0% 100%" style:font-name="Bitstream Vera Sans4" fo:font-size="10pt" fo:letter-spacing="-0.004cm" style:text-underline-style="none" fo:font-weight="normal" officeooo:rsid="0013f8a6" fo:background-color="transparent" loext:char-shading-value="0" style:font-style-asian="normal" style:font-weight-asian="normal" style:font-style-complex="normal" style:font-weight-complex="normal" loext:shadow="none"/>
    </style:style>
    <style:style style:name="T43" style:family="text">
      <style:text-properties fo:font-variant="normal" fo:text-transform="none" fo:color="#000000" loext:opacity="100%" style:text-position="0% 100%" fo:letter-spacing="-0.004cm" style:text-underline-style="none" fo:font-weight="bold" officeooo:rsid="0013f8a6" fo:background-color="transparent" loext:char-shading-value="0" style:font-style-asian="normal" style:font-weight-asian="bold" style:font-style-complex="normal" style:font-weight-complex="bold" loext:shadow="none"/>
    </style:style>
    <style:style style:name="T44" style:family="text">
      <style:text-properties fo:font-variant="normal" fo:text-transform="none" fo:color="#000000" loext:opacity="100%" style:text-position="0% 100%" style:font-name="OpenSymbol1" fo:font-size="10pt" fo:letter-spacing="-0.004cm" fo:font-style="normal" style:text-underline-style="none" fo:font-weight="bold" officeooo:rsid="0013f8a6" fo:background-color="transparent" loext:char-shading-value="0" style:font-name-asian="OpenSymbol1" style:font-size-asian="10pt" style:font-style-asian="normal" style:font-weight-asian="bold" style:font-name-complex="OpenSymbol1" style:font-style-complex="normal" style:font-weight-complex="bold" loext:shadow="none"/>
    </style:style>
    <style:style style:name="T45" style:family="text">
      <style:text-properties style:font-name="Bitstream Vera Sans1" fo:font-size="9pt" style:font-size-asian="9pt" style:font-size-complex="9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3e8bd7"/>
    </style:style>
    <style:style style:name="T48" style:family="text">
      <style:text-properties fo:letter-spacing="normal"/>
    </style:style>
    <style:style style:name="T49" style:family="text">
      <style:text-properties fo:letter-spacing="normal" officeooo:rsid="00308372"/>
    </style:style>
    <style:style style:name="T50" style:family="text">
      <style:text-properties officeooo:rsid="00577226"/>
    </style:style>
    <style:style style:name="T51" style:family="text">
      <style:text-properties officeooo:rsid="0082a789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fo:letter-spacing="-0.007cm"/>
    </style:style>
    <style:style style:name="T54" style:family="text">
      <style:text-properties officeooo:rsid="008d11f5"/>
    </style:style>
    <style:style style:name="T55" style:family="text">
      <style:text-properties fo:letter-spacing="-0.032cm"/>
    </style:style>
    <style:style style:name="T56" style:family="text">
      <style:text-properties fo:color="#d3802b" loext:opacity="100%" style:text-position="0% 100%" style:font-name="Bitstream Vera Sans" fo:font-size="10pt" fo:language="en" fo:country="US" fo:font-weight="bold" officeooo:rsid="00577226" style:font-name-asian="OpenSymbol4" style:font-size-asian="10.5pt" style:font-weight-asian="bold" style:font-name-complex="OpenSymbol4" style:font-weight-complex="normal" loext:shadow="none"/>
    </style:style>
    <style:style style:name="T57" style:family="text">
      <style:text-properties style:font-name="Bitstream Vera Sans4" fo:font-size="10pt" style:font-size-asian="10pt"/>
    </style:style>
    <style:style style:name="T58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5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fo:padding="0cm" fo:border="none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069*" fo:start-indent="0cm" fo:end-indent="0.15cm"/>
          <style:column style:rel-width="2746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7" text:outline-level="1"><draw:g text:anchor-type="paragraph" draw:z-index="37" draw:name="Forme5" draw:style-name="gr2"><draw:custom-shape draw:style-name="gr3" draw:text-style-name="P141" svg:width="3.964cm" svg:height="0.641cm" draw:transform="skewX (0.00279252680319092) rotate (0.0872664625997165) translate (-0.370416666666667cm -0.0934861111111111cm)"><text:p text:style-name="P140"><text:span text:style-name="T5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8"><draw:text-box fo:min-height="3.93cm"><text:section text:style-name="Sect1" text:name="Section1"><text:p text:style-name="P106"/><text:p text:style-name="P39"><text:span text:style-name="T12">Calcule et donne les résultats en simplifiant le plus possible : C </text:span><text:span text:style-name="_5f_signe"><text:span text:style-name="T48"></text:span></text:span><text:span text:style-name="_5f_correction"><text:span text:style-name="T40"> </text:span></text:span><text:span text:style-name="T8"><draw:frame draw:style-name="fr12" draw:name="Objet96" text:anchor-type="as-char" svg:y="-0.483cm" svg:width="1.526cm" svg:height="0.87cm" draw:z-index="52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12"> et D </text:span><text:span text:style-name="_5f_signe"><text:span text:style-name="T48"></text:span></text:span><text:span text:style-name="_5f_correction"><text:span text:style-name="T40"> </text:span></text:span><text:span text:style-name="T8"><draw:frame draw:style-name="fr12" draw:name="Objet97" text:anchor-type="as-char" svg:y="-0.953cm" svg:width="0.91cm" svg:height="1.79cm" draw:z-index="86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p><text:p text:style-name="P76"><text:span text:style-name="Bold_5f_niv2"><text:span text:style-name="T49">Correction</text:span></text:span></text:p><text:section text:style-name="Sect2" text:name="Section10"><text:p text:style-name="P6">C <text:span text:style-name="_5f_signe"></text:span><text:span text:style-name="_5f_correction"><text:span text:style-name="T40"> </text:span></text:span><text:span text:style-name="T7"><draw:frame draw:style-name="fr12" draw:name="Objet23" text:anchor-type="as-char" svg:y="-0.483cm" svg:width="1.526cm" svg:height="0.87cm" draw:z-index="40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<text:p text:style-name="P80">C <text:span text:style-name="_5f_signe"></text:span> <text:span text:style-name="_5f_Consigne"><text:span text:style-name="T16"></text:span></text:span><text:span text:style-name="_5f_correction"><text:span text:style-name="T41"> </text:span></text:span><text:span text:style-name="T10"><draw:frame draw:style-name="fr12" draw:name="Objet24" text:anchor-type="as-char" svg:y="-0.524cm" svg:width="1.365cm" svg:height="0.958cm" draw:z-index="41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<text:p text:style-name="P81">On multiplie par l’inverse <text:line-break/>de la fraction qui divise.</text:p><text:p text:style-name="P80">C <text:span text:style-name="_5f_signe"></text:span><text:span text:style-name="_5f_correction"><text:span text:style-name="T40"> </text:span></text:span><text:span text:style-name="T7"><draw:frame draw:style-name="fr12" draw:name="Objet25" text:anchor-type="as-char" svg:y="-0.49cm" svg:width="1.018cm" svg:height="0.87cm" draw:z-index="42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p><text:p text:style-name="P80">C <text:span text:style-name="_5f_signe"></text:span><text:span text:style-name="_5f_correction"><text:span text:style-name="T40"> </text:span></text:span><text:span text:style-name="T7"><draw:frame draw:style-name="fr12" draw:name="Objet26" text:anchor-type="as-char" svg:y="-0.483cm" svg:width="0.947cm" svg:height="0.87cm" draw:z-index="45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<text:p text:style-name="P82"><text:span text:style-name="T46">C</text:span><text:span text:style-name="T34"> </text:span><text:span text:style-name="_5f_signe"><text:span text:style-name="T46"></text:span></text:span><text:span text:style-name="_5f_correction"><text:span text:style-name="T40"> </text:span></text:span><text:span text:style-name="T9"><draw:frame draw:style-name="fr12" draw:name="Objet27" text:anchor-type="as-char" svg:y="-0.483cm" svg:width="0.559cm" svg:height="0.87cm" draw:z-index="4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p><text:p text:style-name="P84"/><text:p text:style-name="P86"><draw:frame text:anchor-type="paragraph" draw:z-index="39" draw:name="Forme1" draw:style-name="gr1" draw:text-style-name="P139" svg:width="2.724cm" svg:height="0.955cm" svg:x="1.919cm" svg:y="0.388cm"><draw:text-box><text:p text:style-name="P138"><text:span text:style-name="T57">On détermine </text:span><text:span text:style-name="T57"><text:line-break/></text:span><text:span text:style-name="T57">le signe.</text:span></text:p></draw:text-box></draw:frame>D <text:span text:style-name="_5f_signe"></text:span><text:span text:style-name="_5f_correction"><text:span text:style-name="T40"> </text:span></text:span><text:span text:style-name="T7"><draw:frame draw:style-name="fr12" draw:name="Objet28" text:anchor-type="as-char" svg:y="-0.953cm" svg:width="0.91cm" svg:height="1.79cm" draw:z-index="47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p><text:p text:style-name="P80">D <text:span text:style-name="_5f_signe"></text:span> <text:span text:style-name="T30">−</text:span><text:span text:style-name="_5f_correction"><text:span text:style-name="T40"> </text:span></text:span><text:span text:style-name="T7"><draw:frame draw:style-name="fr12" draw:name="Objet35" text:anchor-type="as-char" svg:y="-0.951cm" svg:width="0.587cm" svg:height="1.79cm" draw:z-index="48"><draw:object xlink:href="./Object 51" xlink:type="simple" xlink:show="embed" xlink:actuate="onLoad"/><draw:image xlink:href="./ObjectReplacements/Object 51" xlink:type="simple" xlink:show="embed" xlink:actuate="onLoad"/><svg:desc>formule</svg:desc></draw:frame></text:span> </text:p><text:p text:style-name="P80">D<text:span text:style-name="_5f_correction"><text:span text:style-name="T40"> </text:span></text:span><text:span text:style-name="_5f_signe"></text:span> <text:span text:style-name="T30">−</text:span><text:span text:style-name="_5f_correction"><text:span text:style-name="T40"> </text:span></text:span><text:span text:style-name="T7"><draw:frame draw:style-name="fr12" draw:name="Objet36" text:anchor-type="as-char" svg:y="-0.483cm" svg:width="1.466cm" svg:height="0.87cm" draw:z-index="49"><draw:object xlink:href="./Object 52" xlink:type="simple" xlink:show="embed" xlink:actuate="onLoad"/><draw:image xlink:href="./ObjectReplacements/Object 52" xlink:type="simple" xlink:show="embed" xlink:actuate="onLoad"/><svg:desc>formule</svg:desc></draw:frame></text:span> </text:p><text:p text:style-name="P81">On multiplie par l’inverse <text:line-break/>de la fraction qui divise.</text:p><text:p text:style-name="P83"><text:span text:style-name="T34">D</text:span><text:span text:style-name="_5f_correction"><text:span text:style-name="T40"> </text:span></text:span><text:span text:style-name="_5f_signe"><text:span text:style-name="T34"></text:span></text:span><text:span text:style-name="T34"> </text:span><text:span text:style-name="T31">−</text:span><text:span text:style-name="_5f_correction"><text:span text:style-name="T40"> </text:span></text:span><text:span text:style-name="T9"><draw:frame draw:style-name="fr12" draw:name="Objet38" text:anchor-type="as-char" svg:y="-0.483cm" svg:width="3.007cm" svg:height="0.87cm" draw:z-index="50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<text:p text:style-name="P85">On simplifie.</text:p><text:p text:style-name="P77"><text:span text:style-name="_5f_correction"><text:span text:style-name="T39">D</text:span></text:span><text:span text:style-name="_5f_correction"><text:span text:style-name="T40"> </text:span></text:span><text:span text:style-name="_5f_signe"><text:span text:style-name="T43"></text:span></text:span><text:span text:style-name="_5f_correction"><text:span text:style-name="T40"> </text:span></text:span><text:span text:style-name="_5f_correction"><text:span text:style-name="T44">−</text:span></text:span><text:span text:style-name="_5f_correction"><text:span text:style-name="T40"> </text:span></text:span><text:span text:style-name="T42"><draw:frame draw:style-name="fr12" draw:name="Objet22" text:anchor-type="as-char" svg:y="-0.483cm" svg:width="0.559cm" svg:height="0.87cm" draw:z-index="51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</text:section></text:section></draw:text-box></draw:frame></text:h>
      <text:list xml:id="list1858308556" text:style-name="Num_5f_Exo">
        <text:list-item>
          <text:list>
            <text:list-item>
              <text:h text:style-name="P90" text:outline-level="1"> Complète les égalités par un nombre décimal puis complète le tableau.</text:h>
            </text:list-item>
          </text:list>
        </text:list-item>
      </text:list>
      <text:section text:style-name="Sect1" text:name="Section8">
        <text:section text:style-name="Sect3" text:name="Section18">
          <text:list xml:id="list3121265011" text:style-name="liste_5f_abc">
            <text:list-item>
              <text:list>
                <text:list-item>
                  <text:p text:style-name="P121"><text:tab/>2 <text:span text:style-name="T22">×</text:span> <text:span text:style-name="_5f_pointillés_20_gris">.........</text:span> <text:span text:style-name="_5f_opensymbol"><text:span text:style-name="T15"></text:span></text:span> 1</text:p>
                </text:list-item>
                <text:list-item>
                  <text:p text:style-name="P122"><text:tab/>10 <text:span text:style-name="T22">×</text:span> <text:span text:style-name="_5f_pointillés_20_gris">.........</text:span> <text:span text:style-name="_5f_opensymbol"><text:span text:style-name="T15"></text:span></text:span> 1</text:p>
                </text:list-item>
                <text:list-item>
                  <text:p text:style-name="P122"><text:tab/>5 <text:span text:style-name="T22">×</text:span> <text:span text:style-name="_5f_pointillés_20_gris">.........</text:span> <text:span text:style-name="_5f_opensymbol"><text:span text:style-name="T15"></text:span></text:span> 1</text:p>
                </text:list-item>
                <text:list-item>
                  <text:p text:style-name="P123"><text:tab/><text:span text:style-name="T30">−</text:span>8 <text:span text:style-name="T22">×</text:span> <text:span text:style-name="_5f_pointillés_20_gris">…........</text:span> <text:span text:style-name="_5f_opensymbol"><text:span text:style-name="T15"></text:span></text:span> 1</text:p>
                </text:list-item>
                <text:list-item>
                  <text:p text:style-name="P124"><text:tab/>0,4 <text:span text:style-name="T22">×</text:span> <text:span text:style-name="_5f_pointillés_20_gris">…........</text:span> <text:span text:style-name="_5f_opensymbol"><text:span text:style-name="T15"></text:span></text:span> 1</text:p>
                </text:list-item>
                <text:list-item>
                  <text:p text:style-name="P125"><text:span text:style-name="T30"><text:tab/>−</text:span>0,01 <text:span text:style-name="T22">×</text:span> <text:span text:style-name="_5f_pointillés_20_gris">...........</text:span> <text:span text:style-name="_5f_opensymbol"><text:span text:style-name="T15"></text:span></text:span> 1</text:p>
                </text:list-item>
              </text:list>
            </text:list-item>
          </text:list>
        </text:section>
        <text:p text:style-name="P27"/>
      </text:section>
      <table:table table:name="Tableau2" table:style-name="Tableau2">
        <table:table-column table:style-name="Tableau2.A"/>
        <table:table-column table:style-name="Tableau2.B" table:number-columns-repeated="6"/>
        <table:table-row table:style-name="Tableau2.1">
          <table:table-cell table:style-name="Tableau2.A1" office:value-type="string">
            <text:p text:style-name="P44">Nombre</text:p>
          </table:table-cell>
          <table:table-cell table:style-name="Tableau2.B1" office:value-type="float" office:value="2">
            <text:p text:style-name="P47">2</text:p>
          </table:table-cell>
          <table:table-cell table:style-name="Tableau2.C1" office:value-type="float" office:value="10">
            <text:p text:style-name="P47">10</text:p>
          </table:table-cell>
          <table:table-cell table:style-name="Tableau2.D1" office:value-type="float" office:value="5">
            <text:p text:style-name="P50">5</text:p>
          </table:table-cell>
          <table:table-cell table:style-name="Tableau2.E1" office:value-type="string">
            <text:p text:style-name="P32"><text:span text:style-name="_5f_opensymbol"><text:span text:style-name="T20">─</text:span></text:span><text:span text:style-name="T45">8</text:span></text:p>
          </table:table-cell>
          <table:table-cell table:style-name="Tableau2.F1" office:value-type="float" office:value="0.4">
            <text:p text:style-name="P28">0,4</text:p>
          </table:table-cell>
          <table:table-cell table:style-name="Tableau2.G1" office:value-type="string">
            <text:p text:style-name="P30"><text:span text:style-name="_5f_opensymbol"><text:span text:style-name="T20">─</text:span></text:span><text:span text:style-name="T52">0,01</text:span></text:p>
          </table:table-cell>
        </table:table-row>
        <table:table-row table:style-name="Tableau2.2">
          <table:table-cell table:style-name="Tableau2.A2" office:value-type="string">
            <text:p text:style-name="P49">Inverse</text:p>
          </table:table-cell>
          <table:table-cell table:style-name="Tableau2.B2" office:value-type="string">
            <text:p text:style-name="P43"/>
          </table:table-cell>
          <table:table-cell table:style-name="Tableau2.E2" office:value-type="string">
            <text:p text:style-name="P43"/>
          </table:table-cell>
          <table:table-cell table:style-name="Tableau2.D2" office:value-type="string">
            <text:p text:style-name="P46"/>
          </table:table-cell>
          <table:table-cell table:style-name="Tableau2.E2" office:value-type="string">
            <text:p text:style-name="P46"/>
          </table:table-cell>
          <table:table-cell table:style-name="Tableau2.F2" office:value-type="string">
            <text:p text:style-name="P46"/>
          </table:table-cell>
          <table:table-cell table:style-name="Tableau2.G2" office:value-type="string">
            <text:p text:style-name="P46"/>
          </table:table-cell>
        </table:table-row>
      </table:table>
      <text:list xml:id="list175349902841656" text:continue-list="list1858308556" text:style-name="Num_5f_Exo">
        <text:list-item>
          <text:list>
            <text:list-item>
              <text:h text:style-name="P90" text:outline-level="1"> Complète les égalités, <text:span text:style-name="T54">puis</text:span> le tableau.</text:h>
            </text:list-item>
          </text:list>
        </text:list-item>
      </text:list>
      <text:section text:style-name="Sect3" text:name="Section3">
        <text:list xml:id="list175351682232239" text:continue-list="list3121265011" text:style-name="liste_5f_abc">
          <text:list-item>
            <text:list>
              <text:list-item text:start-value="1">
                <text:p text:style-name="P104"><text:tab/><draw:frame draw:style-name="fr10" draw:name="Objet46" text:anchor-type="as-char" svg:width="0.494cm" svg:height="0.873cm" draw:z-index="87"><draw:object xlink:href="./Object 71" xlink:type="simple" xlink:show="embed" xlink:actuate="onLoad"/><draw:image xlink:href="./ObjectReplacements/Object 71" xlink:type="simple" xlink:show="embed" xlink:actuate="onLoad"/><svg:desc>formule</svg:desc></draw:frame><text:span text:style-name="T22">×</text:span> <text:span text:style-name="_5f_pointillés_20_gris">.........</text:span> <text:span text:style-name="_5f_opensymbol"><text:span text:style-name="T17"></text:span></text:span> 1</text:p>
              </text:list-item>
              <text:list-item>
                <text:p text:style-name="P126"><text:tab/><draw:frame draw:style-name="fr5" draw:name="Objet47" text:anchor-type="as-char" svg:width="0.746cm" svg:height="0.87cm" draw:z-index="88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22">×</text:span> <text:span text:style-name="_5f_pointillés_20_gris">.........</text:span> <text:span text:style-name="_5f_opensymbol"><text:span text:style-name="T15"></text:span></text:span> 1</text:p>
              </text:list-item>
              <text:list-item>
                <text:p text:style-name="P128"><text:tab/><draw:frame draw:style-name="fr5" draw:name="Objet45" text:anchor-type="as-char" svg:width="0.841cm" svg:height="0.873cm" draw:z-index="89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2">×</text:span> <text:span text:style-name="_5f_pointillés_20_gris">.........</text:span> <text:span text:style-name="_5f_opensymbol"><text:span text:style-name="T15"></text:span></text:span> 1</text:p>
              </text:list-item>
              <text:list-item>
                <text:p text:style-name="P105"><draw:frame draw:style-name="fr5" draw:name="Objet5" text:anchor-type="as-char" svg:width="0.97cm" svg:height="0.87cm" draw:z-index="90"><draw:object xlink:href="./Object 57" xlink:type="simple" xlink:show="embed" xlink:actuate="onLoad"/><draw:image xlink:href="./ObjectReplacements/Object 57" xlink:type="simple" xlink:show="embed" xlink:actuate="onLoad"/><svg:desc>formule</svg:desc></draw:frame><text:span text:style-name="T22">×</text:span> <text:span text:style-name="_5f_pointillés_20_gris">…........</text:span> <text:span text:style-name="_5f_opensymbol"><text:span text:style-name="T15"></text:span></text:span> 1</text:p>
              </text:list-item>
              <text:list-item>
                <text:p text:style-name="P127"><text:span text:style-name="T55"><text:s text:c="3"/></text:span><draw:frame draw:style-name="fr8" draw:name="Objet6" text:anchor-type="as-char" svg:width="0.72cm" svg:height="0.87cm" draw:z-index="91"><draw:object xlink:href="./Object 58" xlink:type="simple" xlink:show="embed" xlink:actuate="onLoad"/><draw:image xlink:href="./ObjectReplacements/Object 58" xlink:type="simple" xlink:show="embed" xlink:actuate="onLoad"/><svg:desc>formule</svg:desc></draw:frame><text:span text:style-name="T22">×</text:span> <text:span text:style-name="_5f_pointillés_20_gris">…........</text:span> <text:span text:style-name="_5f_opensymbol"><text:span text:style-name="T15"></text:span></text:span> 1</text:p>
              </text:list-item>
              <text:list-item>
                <text:p text:style-name="P117"><draw:frame draw:style-name="fr8" draw:name="Objet1" text:anchor-type="as-char" svg:width="0.97cm" svg:height="0.87cm" draw:z-index="92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T22">×</text:span> <text:span text:style-name="_5f_pointillés_20_gris">...........</text:span> <text:span text:style-name="_5f_opensymbol"><text:span text:style-name="T15"></text:span></text:span> 1</text:p>
              </text:list-item>
            </text:list>
          </text:list-item>
        </text:list>
      </text:section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row table:style-name="Tableau1.1">
          <table:table-cell table:style-name="Tableau1.A1" office:value-type="string">
            <text:p text:style-name="P45">Nombre</text:p>
          </table:table-cell>
          <table:table-cell table:style-name="Tableau1.B1">
            <text:p text:style-name="P48"><draw:frame draw:style-name="fr10" draw:name="Objet7" text:anchor-type="as-char" svg:width="0.462cm" svg:height="0.781cm" draw:z-index="59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1.C1">
            <text:p text:style-name="P48"><draw:frame draw:style-name="fr5" draw:name="Objet8" text:anchor-type="as-char" svg:width="0.702cm" svg:height="0.781cm" draw:z-index="60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D1">
            <text:p text:style-name="P51"><draw:frame draw:style-name="fr5" draw:name="Objet9" text:anchor-type="as-char" svg:width="0.783cm" svg:height="0.781cm" draw:z-index="82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E1" office:value-type="string">
            <text:p text:style-name="P29"><draw:frame draw:style-name="fr5" draw:name="Objet10" text:anchor-type="as-char" svg:width="0.903cm" svg:height="0.781cm" draw:z-index="83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F1">
            <text:p text:style-name="P29"><draw:frame draw:style-name="fr8" draw:name="Objet11" text:anchor-type="as-char" svg:width="0.663cm" svg:height="0.781cm" draw:z-index="84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G1" office:value-type="string">
            <text:p text:style-name="P31"><draw:frame draw:style-name="fr8" draw:name="Objet12" text:anchor-type="as-char" svg:width="0.903cm" svg:height="0.781cm" draw:z-index="85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</table:table-row>
        <table:table-row table:style-name="Tableau1.2">
          <table:table-cell table:style-name="Tableau1.A2" office:value-type="string">
            <text:p text:style-name="P89">Inverse</text:p>
          </table:table-cell>
          <table:table-cell table:style-name="Tableau1.B2" office:value-type="string">
            <text:p text:style-name="P87"/>
          </table:table-cell>
          <table:table-cell table:style-name="Tableau1.C2" office:value-type="string">
            <text:p text:style-name="P87"/>
          </table:table-cell>
          <table:table-cell table:style-name="Tableau1.D2" office:value-type="string">
            <text:p text:style-name="P87"/>
          </table:table-cell>
          <table:table-cell table:style-name="Tableau1.E2" office:value-type="string">
            <text:p text:style-name="P87"/>
          </table:table-cell>
          <table:table-cell table:style-name="Tableau1.F2" office:value-type="string">
            <text:p text:style-name="P87"/>
          </table:table-cell>
          <table:table-cell table:style-name="Tableau1.G2" office:value-type="string">
            <text:p text:style-name="P87"/>
          </table:table-cell>
        </table:table-row>
      </table:table>
      <text:list xml:id="list175349862327205" text:continue-list="list175349902841656" text:style-name="Num_5f_Exo">
        <text:list-item>
          <text:list>
            <text:list-item>
              <text:h text:style-name="P91" text:outline-level="1"> Écris chaque nombre sous la forme d’une fraction ou d’un nombre décimal.</text:h>
            </text:list-item>
          </text:list>
        </text:list-item>
      </text:list>
      <text:section text:style-name="Sect3" text:name="Section5">
        <text:list xml:id="list175349855202341" text:continue-list="list175351682232239" text:style-name="liste_5f_abc">
          <text:list-item>
            <text:list>
              <text:list-item text:start-value="1">
                <text:p text:style-name="P118"><draw:frame draw:style-name="fr11" draw:name="Objet223" text:anchor-type="as-char" svg:y="-0.568cm" svg:width="2.138cm" svg:height="1.33cm" draw:z-index="53"><draw:object xlink:href="./Object 16" xlink:type="simple" xlink:show="embed" xlink:actuate="onLoad"/><draw:image xlink:href="./ObjectReplacements/Object 16" xlink:type="simple" xlink:show="embed" xlink:actuate="onLoad"/></draw:frame></text:p>
              </text:list-item>
              <text:list-item>
                <text:p text:style-name="P118"><draw:frame draw:style-name="fr11" draw:name="Objet243" text:anchor-type="as-char" svg:y="-0.568cm" svg:width="2.138cm" svg:height="1.33cm" draw:z-index="54"><draw:object xlink:href="./Object 17" xlink:type="simple" xlink:show="embed" xlink:actuate="onLoad"/><draw:image xlink:href="./ObjectReplacements/Object 17" xlink:type="simple" xlink:show="embed" xlink:actuate="onLoad"/></draw:frame></text:p>
              </text:list-item>
              <text:list-item>
                <text:p text:style-name="P118"><draw:frame draw:style-name="fr11" draw:name="Objet244" text:anchor-type="as-char" svg:y="-0.568cm" svg:width="2.138cm" svg:height="1.33cm" draw:z-index="55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item>
              <text:list-item>
                <text:p text:style-name="P118"><draw:frame draw:style-name="fr11" draw:name="Objet143" text:anchor-type="as-char" svg:y="-0.568cm" svg:width="2.138cm" svg:height="1.33cm" draw:z-index="56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  </text:list-item>
              <text:list-item>
                <text:p text:style-name="P118"><draw:frame draw:style-name="fr11" draw:name="Objet220" text:anchor-type="as-char" svg:y="-0.568cm" svg:width="2.207cm" svg:height="1.33cm" draw:z-index="57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/text:list-item>
              <text:list-item>
                <text:p text:style-name="P118"><draw:frame draw:style-name="fr11" draw:name="Objet222" text:anchor-type="as-char" svg:y="-0.568cm" svg:width="2.207cm" svg:height="1.33cm" draw:z-index="58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item>
              <text:list-item>
                <text:p text:style-name="P118"><draw:frame draw:style-name="fr11" draw:name="Objet221" text:anchor-type="as-char" svg:y="-0.568cm" svg:width="2.207cm" svg:height="1.33cm" draw:z-index="61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    </text:list-item>
              <text:list-item>
                <text:p text:style-name="P119"><text:span text:style-name="_5f_pointillés_20_gris"><text:span text:style-name="T6"><draw:frame draw:style-name="fr11" draw:name="Objet159" text:anchor-type="as-char" svg:y="-0.568cm" svg:width="2.207cm" svg:height="1.33cm" draw:z-index="81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        </text:list-item>
            </text:list>
          </text:list-item>
        </text:list>
      </text:section>
      <text:list xml:id="list175351067438924" text:continue-list="list175349862327205" text:style-name="Num_5f_Exo">
        <text:list-item>
          <text:list>
            <text:list-item>
              <text:h text:style-name="P92" text:outline-level="1"> Parmi les nombres suivants, entoure ceux don<text:span text:style-name="T51">t </text:span><draw:frame draw:style-name="fr10" draw:name="Objet138" text:anchor-type="as-char" svg:width="0.517cm" svg:height="0.87cm" draw:z-index="12"><draw:object xlink:href="./Object 74" xlink:type="simple" xlink:show="embed" xlink:actuate="onLoad"/><draw:image xlink:href="./ObjectReplacements/Object 74" xlink:type="simple" xlink:show="embed" xlink:actuate="onLoad"/><svg:desc>formule</svg:desc></draw:frame><text:s/>est l’inverse.</text:h>
            </text:list-item>
          </text:list>
        </text:list-item>
      </text:list>
      <text:section text:style-name="Sect4" text:name="Section6">
        <text:list xml:id="list961076907" text:style-name="_5f_Numérotation_20_des_20_exercices_20_livrets">
          <text:list-header>
            <text:p text:style-name="P129">A <text:span text:style-name="_5f_signe"></text:span><draw:frame draw:style-name="fr10" draw:name="Objet139" text:anchor-type="as-char" svg:width="1.062cm" svg:height="0.87cm" draw:z-index="62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p text:style-name="P130">D <text:span text:style-name="_5f_signe"></text:span> 0,7</text:p>
            <text:p text:style-name="P130">G <text:span text:style-name="_5f_signe"></text:span><draw:frame draw:style-name="fr10" draw:name="Objet156" text:anchor-type="as-char" svg:width="0.944cm" svg:height="0.87cm" draw:z-index="63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text:p text:style-name="P130">B <text:span text:style-name="_5f_signe"></text:span><draw:frame draw:style-name="fr10" draw:name="Objet140" text:anchor-type="as-char" svg:width="1.062cm" svg:height="0.87cm" draw:z-index="7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  <text:p text:style-name="P130">E <text:span text:style-name="_5f_signe"></text:span> <text:span text:style-name="T30">−</text:span>0,7</text:p>
            <text:p text:style-name="P130">H <text:span text:style-name="_5f_signe"></text:span><draw:frame draw:style-name="fr10" draw:name="Objet154" text:anchor-type="as-char" svg:width="0.79cm" svg:height="0.87cm" draw:z-index="79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<text:p text:style-name="P130">C <text:span text:style-name="_5f_signe"></text:span><draw:frame draw:style-name="fr10" draw:name="Objet141" text:anchor-type="as-char" svg:width="0.787cm" svg:height="0.87cm" draw:z-index="80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<text:p text:style-name="P132">F <text:span text:style-name="_5f_signe"></text:span> 1,4</text:p>
            <text:p text:style-name="P131"><text:span text:style-name="T11">J </text:span><text:span text:style-name="_5f_signe"><text:span text:style-name="T29"></text:span></text:span><text:span text:style-name="T14"><draw:frame draw:style-name="fr10" draw:name="Objet142" text:anchor-type="as-char" svg:width="0.79cm" svg:height="0.87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ext:list-header>
        </text:list>
      </text:section>
      <text:list xml:id="list175349781945702" text:continue-list="list175351067438924" text:style-name="Num_5f_Exo">
        <text:list-item>
          <text:list>
            <text:list-item>
              <text:h text:style-name="P93" text:outline-level="1"> Complète, si possible, le tableau suivant.</text:h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D"/>
        <table:table-row table:style-name="Tableau7.1">
          <table:table-cell table:style-name="Tableau7.A1" office:value-type="string">
            <text:list xml:id="list30292420" text:style-name="_5f_Numérotation_20_des_20_exercices_20_livrets">
              <text:list-item>
                <text:list>
                  <text:list-header>
                    <text:p text:style-name="P107"/>
                  </text:list-header>
                </text:list>
              </text:list-item>
            </text:list>
          </table:table-cell>
          <table:table-cell table:style-name="Tableau7.B1" office:value-type="string">
            <text:list xml:id="list175351263038416" text:continue-numbering="true" text:style-name="_5f_Numérotation_20_des_20_exercices_20_livrets">
              <text:list-header>
                <text:p text:style-name="P109"><text:span text:style-name="Variable"><text:span text:style-name="T32">x</text:span></text:span></text:p>
              </text:list-header>
            </text:list>
          </table:table-cell>
          <table:table-cell table:style-name="Tableau7.B1" office:value-type="string">
            <text:list xml:id="list175351539596898" text:continue-numbering="true" text:style-name="_5f_Numérotation_20_des_20_exercices_20_livrets">
              <text:list-header>
                <text:p text:style-name="P110">Inverse de <text:span text:style-name="T33">x</text:span></text:p>
              </text:list-header>
            </text:list>
          </table:table-cell>
          <table:table-cell table:style-name="Tableau7.D1" office:value-type="string">
            <text:list xml:id="list175351443106154" text:continue-numbering="true" text:style-name="_5f_Numérotation_20_des_20_exercices_20_livrets">
              <text:list-header>
                <text:p text:style-name="P110">Opposé de <text:span text:style-name="T33">x</text:span></text:p>
              </text:list-header>
            </text:list>
          </table:table-cell>
        </table:table-row>
        <table:table-row table:style-name="Tableau7.2">
          <table:table-cell table:style-name="Tableau7.A1" office:value-type="string">
            <text:list xml:id="list175350721470603" text:continue-list="list175349855202341" text:style-name="liste_5f_abc">
              <text:list-item text:start-value="1">
                <text:p text:style-name="P108"/>
              </text:list-item>
            </text:list>
          </table:table-cell>
          <table:table-cell table:style-name="Tableau7.C5" office:value-type="string">
            <text:list xml:id="list175350056182054" text:continue-list="list175351443106154" text:style-name="_5f_Numérotation_20_des_20_exercices_20_livrets">
              <text:list-header>
                <text:p text:style-name="P112"><text:span text:style-name="T30">−</text:span>7</text:p>
              </text:list-header>
            </text:list>
          </table:table-cell>
          <table:table-cell table:style-name="Tableau7.C5" office:value-type="string">
            <text:list xml:id="list175351013151804" text:continue-numbering="true" text:style-name="_5f_Numérotation_20_des_20_exercices_20_livrets">
              <text:list-header>
                <text:p text:style-name="P113"/>
              </text:list-header>
            </text:list>
          </table:table-cell>
          <table:table-cell table:style-name="Tableau7.D5" office:value-type="string">
            <text:list xml:id="list175350284222593" text:continue-numbering="true" text:style-name="_5f_Numérotation_20_des_20_exercices_20_livrets">
              <text:list-header>
                <text:p text:style-name="P113"/>
              </text:list-header>
            </text:list>
          </table:table-cell>
        </table:table-row>
        <table:table-row table:style-name="Tableau7.2">
          <table:table-cell table:style-name="Tableau7.A1" office:value-type="string">
            <text:list xml:id="list175349852933502" text:continue-list="list175350721470603" text:style-name="liste_5f_abc">
              <text:list-item>
                <text:p text:style-name="P108"/>
              </text:list-item>
            </text:list>
          </table:table-cell>
          <table:table-cell table:style-name="Tableau7.C5" office:value-type="string">
            <text:list xml:id="list175351474362726" text:continue-list="list175350284222593" text:style-name="_5f_Numérotation_20_des_20_exercices_20_livrets">
              <text:list-header>
                <text:p text:style-name="P111">0</text:p>
              </text:list-header>
            </text:list>
          </table:table-cell>
          <table:table-cell table:style-name="Tableau7.C5" office:value-type="string">
            <text:list xml:id="list175349684987069" text:continue-numbering="true" text:style-name="_5f_Numérotation_20_des_20_exercices_20_livrets">
              <text:list-header>
                <text:p text:style-name="P113"/>
              </text:list-header>
            </text:list>
          </table:table-cell>
          <table:table-cell table:style-name="Tableau7.D5" office:value-type="string">
            <text:list xml:id="list175351360941624" text:continue-numbering="true" text:style-name="_5f_Numérotation_20_des_20_exercices_20_livrets">
              <text:list-header>
                <text:p text:style-name="P113"/>
              </text:list-header>
            </text:list>
          </table:table-cell>
        </table:table-row>
        <table:table-row table:style-name="Tableau7.2">
          <table:table-cell table:style-name="Tableau7.A1" office:value-type="string">
            <text:list xml:id="list175351575241316" text:continue-list="list175349852933502" text:style-name="liste_5f_abc">
              <text:list-item>
                <text:p text:style-name="P108"/>
              </text:list-item>
            </text:list>
          </table:table-cell>
          <table:table-cell table:style-name="Tableau7.C5" office:value-type="string">
            <text:list xml:id="list175351064711564" text:continue-list="list175351360941624" text:style-name="_5f_Numérotation_20_des_20_exercices_20_livrets">
              <text:list-header>
                <text:p text:style-name="P111"><draw:frame draw:style-name="fr5" draw:name="Objet247" text:anchor-type="as-char" svg:width="0.462cm" svg:height="0.781cm" draw:z-index="14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    </text:list-header>
            </text:list>
          </table:table-cell>
          <table:table-cell table:style-name="Tableau7.C5" office:value-type="string">
            <text:list xml:id="list175350602130290" text:continue-numbering="true" text:style-name="_5f_Numérotation_20_des_20_exercices_20_livrets">
              <text:list-header>
                <text:p text:style-name="P113"/>
              </text:list-header>
            </text:list>
          </table:table-cell>
          <table:table-cell table:style-name="Tableau7.D5" office:value-type="string">
            <text:list xml:id="list175350146512052" text:continue-numbering="true" text:style-name="_5f_Numérotation_20_des_20_exercices_20_livrets">
              <text:list-header>
                <text:p text:style-name="P113"/>
              </text:list-header>
            </text:list>
          </table:table-cell>
        </table:table-row>
        <table:table-row table:style-name="Tableau7.2">
          <table:table-cell table:style-name="Tableau7.A1" office:value-type="string">
            <text:list xml:id="list175351210757286" text:continue-list="list175351575241316" text:style-name="liste_5f_abc">
              <text:list-item>
                <text:p text:style-name="P108"/>
              </text:list-item>
            </text:list>
          </table:table-cell>
          <table:table-cell table:style-name="Tableau7.C5" office:value-type="string">
            <text:list xml:id="list175350594723025" text:continue-list="list175350146512052" text:style-name="_5f_Numérotation_20_des_20_exercices_20_livrets">
              <text:list-header>
                <text:p text:style-name="P111"><draw:frame draw:style-name="fr5" draw:name="Objet249" text:anchor-type="as-char" svg:width="0.783cm" svg:height="0.781cm" draw:z-index="15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    </text:list-header>
            </text:list>
          </table:table-cell>
          <table:table-cell table:style-name="Tableau7.C5" office:value-type="string">
            <text:list xml:id="list175350850734153" text:continue-numbering="true" text:style-name="_5f_Numérotation_20_des_20_exercices_20_livrets">
              <text:list-header>
                <text:p text:style-name="P113"/>
              </text:list-header>
            </text:list>
          </table:table-cell>
          <table:table-cell table:style-name="Tableau7.D5" office:value-type="string">
            <text:list xml:id="list175350363493723" text:continue-numbering="true" text:style-name="_5f_Numérotation_20_des_20_exercices_20_livrets">
              <text:list-header>
                <text:p text:style-name="P113"/>
              </text:list-header>
            </text:list>
          </table:table-cell>
        </table:table-row>
      </table:table>
      <text:list xml:id="list175349965979281" text:continue-list="list175349781945702" text:style-name="Num_5f_Exo">
        <text:list-item>
          <text:list>
            <text:list-item>
              <text:h text:style-name="P94" text:outline-level="1"> <text:span text:style-name="T47">Traduis chaque phrase par une fraction.</text:span></text:h>
            </text:list-item>
          </text:list>
        </text:list-item>
      </text:list>
      <text:list xml:id="list175350457217227" text:continue-list="list175351210757286" text:style-name="liste_5f_abc">
        <text:list-item>
          <text:list>
            <text:list-item text:start-value="1">
              <text:h text:style-name="P95" text:outline-level="1" text:restart-numbering="true" text:start-value="-1">L’inverse du quart de l’opposé de 5 : <text:s/><draw:frame draw:style-name="fr8" draw:name="Objet29" text:anchor-type="as-char" svg:width="1.057cm" svg:height="0.871cm" draw:z-index="64"><draw:object xlink:href="./Object 84" xlink:type="simple" xlink:show="embed" xlink:actuate="onLoad"/><draw:image xlink:href="./ObjectReplacements/Object 84" xlink:type="simple" xlink:show="embed" xlink:actuate="onLoad"/><svg:desc>formule</svg:desc></draw:frame></text:h>
            </text:list-item>
            <text:list-item>
              <text:h text:style-name="P96" text:outline-level="1"><text:soft-page-break/>L’opposé du tiers de l’inverse de 5 : <text:s/><draw:frame draw:style-name="fr8" draw:name="Objet30" text:anchor-type="as-char" svg:width="1.057cm" svg:height="0.871cm" draw:z-index="65"><draw:object xlink:href="./Object 37" xlink:type="simple" xlink:show="embed" xlink:actuate="onLoad"/><draw:image xlink:href="./ObjectReplacements/Object 37" xlink:type="simple" xlink:show="embed" xlink:actuate="onLoad"/><svg:desc>formule</svg:desc></draw:frame></text:h>
            </text:list-item>
            <text:list-item>
              <text:h text:style-name="P96" text:outline-level="1">L’opposé de l’inverse de <draw:frame draw:style-name="fr8" draw:name="Objet19" text:anchor-type="as-char" svg:width="0.517cm" svg:height="0.87cm" draw:z-index="66"><draw:object xlink:href="./Object 69" xlink:type="simple" xlink:show="embed" xlink:actuate="onLoad"/><draw:image xlink:href="./ObjectReplacements/Object 69" xlink:type="simple" xlink:show="embed" xlink:actuate="onLoad"/><svg:desc>formule</svg:desc></draw:frame> : <text:s/><draw:frame draw:style-name="fr8" draw:name="Objet31" text:anchor-type="as-char" svg:width="1.057cm" svg:height="0.871cm" draw:z-index="67"><draw:object xlink:href="./Object 40" xlink:type="simple" xlink:show="embed" xlink:actuate="onLoad"/><draw:image xlink:href="./ObjectReplacements/Object 40" xlink:type="simple" xlink:show="embed" xlink:actuate="onLoad"/><svg:desc>formule</svg:desc></draw:frame></text:h>
            </text:list-item>
            <text:list-item>
              <text:h text:style-name="P96" text:outline-level="1">L’inverse du quart de l’opposé de <draw:frame draw:style-name="fr10" draw:name="Objet20" text:anchor-type="as-char" svg:width="0.873cm" svg:height="0.87cm" draw:z-index="68"><draw:object xlink:href="./Object 68" xlink:type="simple" xlink:show="embed" xlink:actuate="onLoad"/><draw:image xlink:href="./ObjectReplacements/Object 68" xlink:type="simple" xlink:show="embed" xlink:actuate="onLoad"/><svg:desc>formule</svg:desc></draw:frame> : <text:s/><draw:frame draw:style-name="fr8" draw:name="Objet32" text:anchor-type="as-char" svg:width="1.057cm" svg:height="0.871cm" draw:z-index="69"><draw:object xlink:href="./Object 41" xlink:type="simple" xlink:show="embed" xlink:actuate="onLoad"/><draw:image xlink:href="./ObjectReplacements/Object 41" xlink:type="simple" xlink:show="embed" xlink:actuate="onLoad"/><svg:desc>formule</svg:desc></draw:frame></text:h>
            </text:list-item>
          </text:list>
        </text:list-item>
      </text:list>
      <text:list xml:id="list175351220297863" text:continue-list="list175349965979281" text:style-name="Num_5f_Exo">
        <text:list-item>
          <text:list>
            <text:list-item>
              <text:h text:style-name="P97" text:outline-level="1"> Calcule et donne le résultat sous la forme d’une fraction.</text:h>
            </text:list-item>
          </text:list>
        </text:list-item>
      </text:list>
      <text:section text:style-name="Sect3" text:name="Section7">
        <text:p text:style-name="P59">A <text:span text:style-name="T13"></text:span><text:span text:style-name="T13"><draw:frame draw:style-name="fr5" draw:name="Objet14" text:anchor-type="as-char" svg:width="1.078cm" svg:height="0.409cm" draw:z-index="70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<text:p text:style-name="P53"><text:span text:style-name="_5f_pointillés_20_gris"><text:span text:style-name="T24"><text:tab/></text:span></text:span></text:p>
        <text:p text:style-name="P56"><text:span text:style-name="_5f_pointillés_20_gris"><text:span text:style-name="T24"><text:tab/></text:span></text:span></text:p>
        <text:p text:style-name="P64"><text:span text:style-name="_5f_pointillés_20_gris"><text:span text:style-name="T36">B</text:span></text:span><text:span text:style-name="_5f_pointillés_20_gris"><text:span text:style-name="T35"> </text:span></text:span><text:span text:style-name="_5f_pointillés_20_gris"><text:span text:style-name="T38"></text:span></text:span><text:span text:style-name="_5f_pointillés_20_gris"><text:span text:style-name="T38"><draw:frame draw:style-name="fr5" draw:name="Objet13" text:anchor-type="as-char" svg:width="1.148cm" svg:height="0.87cm" draw:z-index="7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  <text:p text:style-name="P53"><text:span text:style-name="_5f_pointillés_20_gris"><text:span text:style-name="T24"><text:tab/></text:span></text:span></text:p>
        <text:p text:style-name="P56"><text:span text:style-name="_5f_pointillés_20_gris"><text:span text:style-name="T24"><text:tab/></text:span></text:span></text:p>
        <text:p text:style-name="P35"><text:span text:style-name="_5f_pointillés_20_gris"><text:span text:style-name="T37">C</text:span></text:span><text:span text:style-name="_5f_pointillés_20_gris"><text:span text:style-name="T35"> </text:span></text:span><text:span text:style-name="_5f_pointillés_20_gris"><text:span text:style-name="T38"></text:span></text:span><text:span text:style-name="_5f_pointillés_20_gris"><text:span text:style-name="T38"><draw:frame draw:style-name="fr5" draw:name="Objet15" text:anchor-type="as-char" svg:width="1.402cm" svg:height="0.87cm" draw:z-index="7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  <text:p text:style-name="P53"><text:span text:style-name="_5f_pointillés_20_gris"><text:span text:style-name="T24"><text:tab/></text:span></text:span></text:p>
        <text:p text:style-name="P56"><text:span text:style-name="_5f_pointillés_20_gris"><text:span text:style-name="T24"><text:tab/></text:span></text:span></text:p>
        <text:p text:style-name="P65"><text:span text:style-name="_5f_pointillés_20_gris"><text:span text:style-name="T37">D</text:span></text:span><text:span text:style-name="_5f_pointillés_20_gris"><text:span text:style-name="T35"> </text:span></text:span><text:span text:style-name="_5f_pointillés_20_gris"><text:span text:style-name="T38"></text:span></text:span><text:span text:style-name="_5f_pointillés_20_gris"><text:span text:style-name="T38"><draw:frame draw:style-name="fr5" draw:name="Objet16" text:anchor-type="as-char" svg:width="1.877cm" svg:height="0.87cm" draw:z-index="7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/text:p>
        <text:p text:style-name="P53"><text:span text:style-name="_5f_pointillés_20_gris"><text:span text:style-name="T24"><text:tab/></text:span></text:span></text:p>
        <text:p text:style-name="P56"><text:span text:style-name="_5f_pointillés_20_gris"><text:span text:style-name="T24"><text:tab/></text:span></text:span></text:p>
      </text:section>
      <text:list xml:id="list175350413552276" text:continue-numbering="true" text:style-name="Num_5f_Exo">
        <text:list-item>
          <text:list>
            <text:list-item>
              <text:h text:style-name="P98" text:outline-level="1"><text:span text:style-name="T48"> </text:span>Calcule et donne le résultat sous la forme d’une fraction.</text:h>
            </text:list-item>
          </text:list>
        </text:list-item>
      </text:list>
      <text:section text:style-name="Sect3" text:name="Section2">
        <text:p text:style-name="P37">A <text:span text:style-name="T13"></text:span><text:span text:style-name="T13"><draw:frame draw:style-name="fr5" draw:name="Objet270" text:anchor-type="as-char" svg:width="1.161cm" svg:height="0.873cm" draw:z-index="74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53"><text:span text:style-name="_5f_pointillés_20_gris"><text:span text:style-name="T24"><text:tab/></text:span></text:span></text:p>
        <text:p text:style-name="P56"><text:span text:style-name="_5f_pointillés_20_gris"><text:span text:style-name="T24"><text:tab/></text:span></text:span></text:p>
        <text:p text:style-name="P66">B <text:span text:style-name="T13"></text:span><text:span text:style-name="T13"><draw:frame draw:style-name="fr4" draw:name="Objet273" text:anchor-type="as-char" svg:y="-0.557cm" svg:width="1.372cm" svg:height="0.87cm" draw:z-index="75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<text:p text:style-name="P53"><text:span text:style-name="_5f_pointillés_20_gris"><text:span text:style-name="T24"><text:tab/></text:span></text:span></text:p>
        <text:p text:style-name="P57"><text:span text:style-name="_5f_pointillés_20_gris"><text:span text:style-name="T24"><text:tab/></text:span></text:span></text:p>
        <text:p text:style-name="P37">C <text:span text:style-name="T13"></text:span><text:span text:style-name="T13"><draw:frame draw:style-name="fr5" draw:name="Objet276" text:anchor-type="as-char" svg:width="1.85cm" svg:height="0.87cm" draw:z-index="7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<text:p text:style-name="P53"><text:span text:style-name="_5f_pointillés_20_gris"><text:span text:style-name="T24"><text:tab/></text:span></text:span></text:p>
        <text:p text:style-name="P56"><text:span text:style-name="_5f_pointillés_20_gris"><text:span text:style-name="T24"><text:tab/></text:span></text:span></text:p>
        <text:p text:style-name="P67">D <text:span text:style-name="T13"></text:span><text:span text:style-name="T13"><draw:frame draw:style-name="fr5" draw:name="Objet160" text:anchor-type="as-char" svg:width="1.679cm" svg:height="0.87cm" draw:z-index="7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<text:p text:style-name="P53"><text:span text:style-name="_5f_pointillés_20_gris"><text:span text:style-name="T24"><text:tab/></text:span></text:span></text:p>
        <text:p text:style-name="P58"><text:span text:style-name="_5f_pointillés_20_gris"><text:span text:style-name="T24"><text:tab/></text:span></text:span></text:p>
      </text:section>
      <text:list xml:id="list175350935446388" text:continue-numbering="true" text:style-name="Num_5f_Exo">
        <text:list-item>
          <text:list>
            <text:list-item>
              <text:h text:style-name="P99" text:outline-level="1"> Calcule et donne le résultat sous la forme d’une fraction.</text:h>
            </text:list-item>
          </text:list>
        </text:list-item>
      </text:list>
      <text:section text:style-name="Sect3" text:name="Section4">
        <text:p text:style-name="P33">E <text:span text:style-name="T13"></text:span><text:span text:style-name="T13"><draw:frame draw:style-name="fr9" draw:name="Objet251" text:anchor-type="as-char" svg:width="1.446cm" svg:height="0.873cm" draw:z-index="16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  <text:p text:style-name="P52"><text:span text:style-name="_5f_pointillés_20_gris"><text:span text:style-name="T24"><text:tab/></text:span></text:span></text:p>
        <text:p text:style-name="P55"><text:span text:style-name="_5f_pointillés_20_gris"><text:span text:style-name="T24"><text:tab/></text:span></text:span></text:p>
        <text:p text:style-name="P34">F <text:span text:style-name="T13"></text:span><text:span text:style-name="T13"><draw:frame draw:style-name="fr8" draw:name="Objet255" text:anchor-type="as-char" svg:width="1.817cm" svg:height="0.873cm" draw:z-index="17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<text:p text:style-name="P52"><text:span text:style-name="_5f_pointillés_20_gris"><text:span text:style-name="T24"><text:tab/></text:span></text:span></text:p>
        <text:p text:style-name="P54"><text:span text:style-name="_5f_pointillés_20_gris"><text:span text:style-name="T24"><text:tab/></text:span></text:span></text:p>
        <text:p text:style-name="P33">G <text:span text:style-name="T13"></text:span><text:span text:style-name="T13"><draw:frame draw:style-name="fr5" draw:name="Objet261" text:anchor-type="as-char" svg:width="1.226cm" svg:height="0.873cm" draw:z-index="21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  <text:p text:style-name="P52"><text:span text:style-name="_5f_pointillés_20_gris"><text:span text:style-name="T24"><text:tab/></text:span></text:span></text:p>
        <text:p text:style-name="P60"><text:span text:style-name="_5f_pointillés_20_gris"><text:span text:style-name="T24"><text:tab/></text:span></text:span></text:p>
        <text:p text:style-name="P33">H <text:span text:style-name="T13"></text:span><text:span text:style-name="T13"><draw:frame draw:style-name="fr5" draw:name="Objet264" text:anchor-type="as-char" svg:width="1.231cm" svg:height="0.873cm" draw:z-index="2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<text:p text:style-name="P52"><text:span text:style-name="_5f_pointillés_20_gris"><text:span text:style-name="T24"><text:tab/></text:span></text:span></text:p>
        <text:p text:style-name="P55"><text:span text:style-name="_5f_pointillés_20_gris"><text:span text:style-name="T24"><text:tab/></text:span></text:span></text:p>
        <text:p text:style-name="P33"><text:span text:style-name="T21">I</text:span><text:span text:style-name="T18"> </text:span><text:span text:style-name="T19"></text:span><text:span text:style-name="T19"><draw:frame draw:style-name="fr5" draw:name="Objet267" text:anchor-type="as-char" svg:width="1.667cm" svg:height="0.873cm" draw:z-index="23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  <text:p text:style-name="P52"><text:span text:style-name="_5f_pointillés_20_gris"><text:span text:style-name="T24"><text:tab/></text:span></text:span></text:p>
        <text:p text:style-name="P55"><text:span text:style-name="_5f_pointillés_20_gris"><text:span text:style-name="T24"><text:tab/></text:span></text:span></text:p>
        <text:p text:style-name="P33"><text:span text:style-name="T21">J</text:span> <text:span text:style-name="T13"></text:span><text:span text:style-name="T13"><draw:frame draw:style-name="fr5" draw:name="Objet161" text:anchor-type="as-char" svg:width="1.789cm" svg:height="0.87cm" draw:z-index="25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<text:p text:style-name="P52"><text:span text:style-name="_5f_pointillés_20_gris"><text:span text:style-name="T24"><text:tab/></text:span></text:span></text:p>
        <text:p text:style-name="P40"><text:span text:style-name="_5f_pointillés_20_gris"><text:span text:style-name="T24"><text:tab/></text:span></text:span></text:p>
      </text:section>
      <text:list xml:id="list175351556084673" text:continue-numbering="true" text:style-name="Num_5f_Exo">
        <text:list-item>
          <text:list>
            <text:list-item>
              <text:h text:style-name="P100" text:outline-level="1"><text:soft-page-break/> <text:span text:style-name="T53">Calcule et donne le résultat sous la forme d’une fraction la plus simple possible.</text:span></text:h>
            </text:list-item>
          </text:list>
        </text:list-item>
      </text:list>
      <text:section text:style-name="Sect3" text:name="Section9">
        <text:p text:style-name="P33">L <text:span text:style-name="T13"></text:span><text:span text:style-name="T13"><draw:frame draw:style-name="fr5" draw:name="Objet279" text:anchor-type="as-char" svg:width="1.446cm" svg:height="0.873cm" draw:z-index="27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<text:p text:style-name="P79"><text:span text:style-name="_5f_pointillés_20_gris"><text:span text:style-name="T24"><text:tab/></text:span></text:span></text:p>
        <text:p text:style-name="P68"><text:span text:style-name="_5f_pointillés_20_gris"><text:span text:style-name="T24"><text:tab/></text:span></text:span></text:p>
        <text:p text:style-name="P34">M <text:span text:style-name="T13"></text:span><text:span text:style-name="T13"><draw:frame draw:style-name="fr5" draw:name="Objet283" text:anchor-type="as-char" svg:width="1.226cm" svg:height="0.873cm" draw:z-index="28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  <text:p text:style-name="P74"><text:span text:style-name="_5f_pointillés_20_gris"><text:span text:style-name="T26"><text:tab/></text:span></text:span></text:p>
        <text:p text:style-name="P62"><text:span text:style-name="_5f_pointillés_20_gris"><text:span text:style-name="T24"><text:tab/></text:span></text:span></text:p>
        <text:p text:style-name="P71"><text:span text:style-name="_5f_pointillés_20_gris"><text:span text:style-name="T24"><text:tab/></text:span></text:span></text:p>
        <text:p text:style-name="P72">N <text:span text:style-name="T13"></text:span><text:span text:style-name="T13"><draw:frame draw:style-name="fr5" draw:name="Objet287" text:anchor-type="as-char" svg:width="1.446cm" svg:height="0.873cm" draw:z-index="29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<text:p text:style-name="P74"><text:span text:style-name="_5f_pointillés_20_gris"><text:span text:style-name="T26"><text:tab/></text:span></text:span></text:p>
        <text:p text:style-name="P62"><text:span text:style-name="_5f_pointillés_20_gris"><text:span text:style-name="T24"><text:tab/></text:span></text:span></text:p>
        <text:p text:style-name="P71"><text:span text:style-name="_5f_pointillés_20_gris"><text:span text:style-name="T26"><text:tab/></text:span></text:span></text:p>
        <text:p text:style-name="P33">P <text:span text:style-name="T13"></text:span><text:span text:style-name="T13"><draw:frame draw:style-name="fr5" draw:name="Objet291" text:anchor-type="as-char" svg:width="1.446cm" svg:height="0.873cm" draw:z-index="30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<text:p text:style-name="P79"><text:span text:style-name="_5f_pointillés_20_gris"><text:span text:style-name="T24"><text:tab/></text:span></text:span></text:p>
        <text:p text:style-name="P68"><text:span text:style-name="_5f_pointillés_20_gris"><text:span text:style-name="T24"><text:tab/></text:span></text:span></text:p>
        <text:p text:style-name="P36"><text:span text:style-name="T18">R </text:span><text:span text:style-name="T19"></text:span><text:span text:style-name="T19"><draw:frame draw:style-name="fr5" draw:name="Objet33" text:anchor-type="as-char" svg:width="2.327cm" svg:height="0.873cm" draw:z-index="43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p>
        <text:p text:style-name="P75"><text:span text:style-name="_5f_pointillés_20_gris"><text:span text:style-name="T26"><text:tab/></text:span></text:span></text:p>
        <text:p text:style-name="P61"><text:span text:style-name="_5f_pointillés_20_gris"><text:span text:style-name="T24"><text:tab/></text:span></text:span></text:p>
        <text:p text:style-name="P70"><text:span text:style-name="_5f_pointillés_20_gris"><text:span text:style-name="T24"><text:tab/></text:span></text:span></text:p>
        <text:p text:style-name="P38">S <text:span text:style-name="T13"></text:span><text:span text:style-name="T13"><draw:frame draw:style-name="fr5" draw:name="Objet34" text:anchor-type="as-char" svg:width="1.67cm" svg:height="0.873cm" draw:z-index="44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p>
        <text:p text:style-name="P75"><text:span text:style-name="_5f_pointillés_20_gris"><text:span text:style-name="T26"><text:tab/></text:span></text:span></text:p>
        <text:p text:style-name="P61"><text:span text:style-name="_5f_pointillés_20_gris"><text:span text:style-name="T24"><text:tab/></text:span></text:span></text:p>
        <text:p text:style-name="P61"><text:span text:style-name="_5f_pointillés_20_gris"><text:span text:style-name="T24"><text:tab/></text:span></text:span></text:p>
      </text:section>
      <text:list xml:id="list175351567818767" text:continue-numbering="true" text:style-name="Num_5f_Exo">
        <text:list-item>
          <text:list>
            <text:list-item>
              <text:h text:style-name="P101" text:outline-level="1"><text:span text:style-name="T50"> </text:span><text:span text:style-name="Bold_5f_niv2"><text:span text:style-name="T50">a.</text:span></text:span><text:span text:style-name="T50"> </text:span>Calcule et donne le résultat sous la forme d’une fraction la plus simple possible.</text:h>
            </text:list-item>
          </text:list>
        </text:list-item>
      </text:list>
      <text:section text:style-name="Sect4" text:name="Section22">
        <text:p text:style-name="P114"><draw:frame draw:style-name="fr6" draw:name="Objet37" text:anchor-type="as-char" svg:y="-0.956cm" svg:width="1.577cm" svg:height="1.33cm" draw:z-index="18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<text:p text:style-name="P78"><text:span text:style-name="_5f_pointillés_20_gris"><text:span text:style-name="T23"><text:tab/></text:span></text:span></text:p>
        <text:p text:style-name="P63"><text:span text:style-name="_5f_pointillés_20_gris"><text:span text:style-name="T23"><text:tab/></text:span></text:span></text:p>
        <text:p text:style-name="P88"/>
        <text:p text:style-name="P115"><draw:frame draw:style-name="fr7" draw:name="Objet21" text:anchor-type="as-char" svg:y="-0.584cm" svg:width="0.997cm" svg:height="1.33cm" draw:z-index="24"><draw:object xlink:href="./Object 34" xlink:type="simple" xlink:show="embed" xlink:actuate="onLoad"/><draw:image xlink:href="./ObjectReplacements/Object 34" xlink:type="simple" xlink:show="embed" xlink:actuate="onLoad"/></draw:frame></text:p>
        <text:p text:style-name="P73"><text:span text:style-name="_5f_pointillés_20_gris"><text:span text:style-name="T23"><text:tab/></text:span></text:span></text:p>
        <text:p text:style-name="P63"><text:span text:style-name="_5f_pointillés_20_gris"><text:span text:style-name="T23"><text:tab/></text:span></text:span></text:p>
        <text:p text:style-name="P114"><draw:frame draw:style-name="fr6" draw:name="Objet39" text:anchor-type="as-char" svg:y="-0.956cm" svg:width="1.626cm" svg:height="1.33cm" draw:z-index="19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<text:p text:style-name="P78"><text:span text:style-name="_5f_pointillés_20_gris"><text:span text:style-name="T23"><text:tab/></text:span></text:span></text:p>
        <text:p text:style-name="P63"><text:span text:style-name="_5f_pointillés_20_gris"><text:span text:style-name="T23"><text:tab/></text:span></text:span></text:p>
      </text:section>
      <text:h text:style-name="P102" text:outline-level="1"><text:span text:style-name="Bold_5f_niv2"><text:span text:style-name="T56">b</text:span></text:span><text:span text:style-name="Bold_5f_niv2"><text:span text:style-name="T25">.</text:span></text:span><text:span text:style-name="_5f_BVS"><text:span text:style-name="T28"> </text:span></text:span><text:span text:style-name="_5f_BVS"><text:span text:style-name="T27">Que remarques-tu ?</text:span></text:span></text:h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75350394182404" text:continue-numbering="true" text:style-name="Num_5f_Exo">
        <text:list-item>
          <text:list>
            <text:list-item>
              <text:h text:style-name="P103" text:outline-level="1"> Calcule et donne le résultat sous la forme d’une fraction la plus simple possible.</text:h>
            </text:list-item>
          </text:list>
        </text:list-item>
      </text:list>
      <text:section text:style-name="Sect3" text:name="Section12">
        <text:p text:style-name="P116"><draw:frame draw:style-name="fr5" draw:name="Objet17" text:anchor-type="as-char" svg:width="1.328cm" svg:height="1.79cm" draw:z-index="6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<text:p text:style-name="P41"><text:span text:style-name="_5f_pointillés_20_gris"><text:span text:style-name="T26"><text:tab/></text:span></text:span></text:p>
        <text:p text:style-name="P42"><text:span text:style-name="_5f_pointillés_20_gris"><text:span text:style-name="T24"><text:tab/></text:span></text:span></text:p>
        <text:p text:style-name="P41"><text:span text:style-name="_5f_pointillés_20_gris"><text:span text:style-name="T26"><text:tab/></text:span></text:span></text:p>
        <text:p text:style-name="P120"><draw:frame draw:style-name="fr4" draw:name="Objet18" text:anchor-type="as-char" svg:y="-0.557cm" svg:width="1.699cm" svg:height="1.79cm" draw:z-index="7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<text:p text:style-name="P41"><text:span text:style-name="_5f_pointillés_20_gris"><text:span text:style-name="T26"><text:tab/></text:span></text:span></text:p>
        <text:p text:style-name="P42"><text:span text:style-name="_5f_pointillés_20_gris"><text:span text:style-name="T24"><text:tab/></text:span></text:span></text:p>
        <text:p text:style-name="P69"><text:span text:style-name="_5f_pointillés_20_gris"><text:span text:style-name="T26"><text:tab/>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1" svg:font-family="OpenSymbol" style:font-adornments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4" fo:font-family="OpenSymbol" style:font-pitch="variable" style:font-charset="x-symbol" fo:font-size="10pt" fo:font-style="normal" fo:background-color="transparent" style:font-name-asian="OpenSymbol4" style:font-family-asian="OpenSymbol" style:font-pitch-asian="variable" style:font-charset-asian="x-symbol" style:font-size-asian="12pt" style:font-style-asian="italic" style:font-name-complex="OpenSymbol4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4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2829fe" officeooo:paragraph-rsid="002829fe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29adc0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7ff3b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7ff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2">Écritures fractionnaires : Chapitre N2</text:p>
      </style:footer>
      <style:footer-left>
        <text:p text:style-name="MP5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2">Chapitre G2 : Triangles</text:p>
      </style:footer>
      <style:footer-left>
        <text:p text:style-name="MP23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5</text:span></text:p></draw:text-box></draw:frame><draw:line text:anchor-type="paragraph" draw:z-index="33" draw:name="Forme3" draw:style-name="Mgr3" draw:text-style-name="MP26" svg:x1="18.394cm" svg:y1="0.36cm" svg:x2="20.498cm" svg:y2="0.36cm"><text:p/></draw:line>Diviser deux nombres en écriture fractionnaire</text:p>
      </style:header>
      <style:footer>
        <text:p text:style-name="MP28"><draw:frame draw:style-name="Mfr1" draw:name="Cadre1" text:anchor-type="paragraph" svg:y="-0.06cm" draw:z-index="10"><draw:text-box fo:min-height="0.499cm" fo:min-width="3cm"><draw:frame draw:style-name="Mfr2" draw:name="Cadre2" text:anchor-type="frame" svg:x="0.45cm" svg:y="0.079cm" svg:width="0.817cm" draw:z-index="26"><draw:text-box fo:min-height="0.355cm"><text:p text:style-name="MP29"><draw:g text:anchor-type="paragraph" draw:z-index="36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2</text:page-number></text:p></draw:text-box></draw:frame><text:p text:style-name="MP31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17:53:49.343000000</dc:date>
    <meta:editing-duration>PT13H9M18S</meta:editing-duration>
    <meta:editing-cycles>136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4" meta:image-count="0" meta:object-count="72" meta:page-count="3" meta:paragraph-count="218" meta:word-count="596" meta:character-count="3125" meta:non-whitespace-character-count="2187"/>
  </office:meta>
</office:document-meta>
</file>

<file path=Object 1/content.xml><?xml version="1.0" encoding="utf-8"?>
<math xmlns="http://www.w3.org/1998/Math/MathML" display="block">
  <semantics>
    <mstyle mathsize="9pt">
      <mfrac>
        <mrow>
          <mo stretchy="false">−</mo>
          <mn>18</mn>
        </mrow>
        <mn>11</mn>
      </mfrac>
    </mstyle>
    <annotation encoding="StarMath 5.0">size 9{-18 over 11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49</math:mn>
          <math:mn>100</math:mn>
        </math:mfrac>
      </math:mrow>
    </math:mstyle>
    <math:annotation math:encoding="StarMath 5.0">size 10{{49 over 100} }</math:annotation>
  </math:semantics>
</math:math>
</file>

<file path=Object 11/content.xml><?xml version="1.0" encoding="utf-8"?>
<math xmlns="http://www.w3.org/1998/Math/MathML" display="block">
  <semantics>
    <mstyle mathsize="10pt">
      <mrow>
        <mn>1</mn>
        <mrow>
          <mspace width="0.5em"/>
          <mo stretchy="false">÷</mo>
          <mspace width="0.5em"/>
        </mrow>
        <mfrac>
          <mn>7</mn>
          <mn>12</mn>
        </mfrac>
      </mrow>
    </mstyle>
    <annotation encoding="StarMath 5.0">size 10{{1} `div `{7 over 12} }</annotation>
  </semantics>
</math>
</file>

<file path=Object 12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÷</mo>
          <mspace width="0.5em"/>
        </mrow>
        <mn>4</mn>
      </mrow>
    </mstyle>
    <annotation encoding="StarMath 5.0">size 10{{3 over 4}` div` {4} }</annotation>
  </semantics>
</math>
</file>

<file path=Object 13/content.xml><?xml version="1.0" encoding="utf-8"?>
<math xmlns="http://www.w3.org/1998/Math/MathML" display="block">
  <semantics>
    <mstyle mathsize="10pt">
      <mrow>
        <mfrac>
          <mrow>
            <mo stretchy="false">−</mo>
            <mn>1</mn>
          </mrow>
          <mn>5</mn>
        </mfrac>
        <mrow>
          <mspace width="0.5em"/>
          <mo stretchy="false">÷</mo>
          <mspace width="0.5em"/>
        </mrow>
        <mn>4</mn>
      </mrow>
    </mstyle>
    <annotation encoding="StarMath 5.0">size 10{{-1 over 5 }` div` {4} }</annotation>
  </semantics>
</math>
</file>

<file path=Object 14/content.xml><?xml version="1.0" encoding="utf-8"?>
<math xmlns="http://www.w3.org/1998/Math/MathML" display="block">
  <semantics>
    <mstyle mathsize="10pt">
      <mrow>
        <mn>5</mn>
        <mrow>
          <mspace width="0.5em"/>
          <mo stretchy="false">÷</mo>
          <mspace width="0.5em"/>
        </mrow>
        <mn>3</mn>
      </mrow>
    </mstyle>
    <annotation encoding="StarMath 5.0">size 10{{5 }` div` {3} }</annotation>
  </semantics>
</math>
</file>

<file path=Object 15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row>
            <mrow>
              <mo stretchy="false">−</mo>
              <mspace width="0.5em"/>
            </mrow>
            <mfrac>
              <mn>7</mn>
              <mn>12</mn>
            </mfrac>
          </mrow>
        </mfrac>
        <mrow>
          <mspace width="0.5em"/>
          <mo stretchy="false">=</mo>
          <mspace width="0.5em"/>
        </mrow>
        <mfrac>
          <mstyle color="silver">
            <mn>.......</mn>
          </mstyle>
          <mstyle color="silver">
            <mn>.......</mn>
          </mstyle>
        </mfrac>
      </mrow>
    </mstyle>
    <annotation encoding="StarMath 5.0">size 10{{~~1~~} over {-`7 over 12} `=` { color silver {.......} } over { color silver {.......} }}</annotation>
  </semantics>
</math>
</file>

<file path=Object 16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n>1</mn>
            <mn>15</mn>
          </mfrac>
        </mfrac>
        <mrow>
          <mspace width="0.5em"/>
          <mo stretchy="false">=</mo>
          <mspace width="0.5em"/>
        </mrow>
        <mstyle color="silver">
          <mn>.......</mn>
        </mstyle>
      </mrow>
    </mstyle>
    <annotation encoding="StarMath 5.0">size 10{{~~1~~} over {1 over 15}`=` { color silver {.......} } }</annotation>
  </semantics>
</math>
</file>

<file path=Object 17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n>1</mn>
            <mn>1,35</mn>
          </mfrac>
        </mfrac>
        <mrow>
          <mspace width="0.5em"/>
          <mo stretchy="false">=</mo>
          <mspace width="0.5em"/>
        </mrow>
        <mstyle color="silver">
          <mn>.......</mn>
        </mstyle>
      </mrow>
    </mstyle>
    <annotation encoding="StarMath 5.0">size 10{{~~1~~} over {1 over 1,35}`=` { color silver {.......} } }</annotation>
  </semantics>
</math>
</file>

<file path=Object 18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n>1</mn>
            <mn>19</mn>
          </mfrac>
        </mfrac>
        <mrow>
          <mspace width="0.5em"/>
          <mo stretchy="false">=</mo>
          <mspace width="0.5em"/>
        </mrow>
        <mstyle color="silver">
          <mn>.......</mn>
        </mstyle>
      </mrow>
    </mstyle>
    <annotation encoding="StarMath 5.0">size 10{{~~1~~} over {1 over 19}`=` { color silver {.......} } }</annotation>
  </semantics>
</math>
</file>

<file path=Object 19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n>1</mn>
            <mrow>
              <mo stretchy="false">−</mo>
              <mn>8</mn>
            </mrow>
          </mfrac>
        </mfrac>
        <mrow>
          <mspace width="0.5em"/>
          <mo stretchy="false">=</mo>
          <mspace width="0.5em"/>
        </mrow>
        <mstyle color="silver">
          <mn>.......</mn>
        </mstyle>
      </mrow>
    </mstyle>
    <annotation encoding="StarMath 5.0">size 10{{~~1~~} over {1 over {-8}}`=` { color silver {.......} } }</annotation>
  </semantics>
</math>
</file>

<file path=Object 2/content.xml><?xml version="1.0" encoding="utf-8"?>
<math xmlns="http://www.w3.org/1998/Math/MathML" display="block">
  <semantics>
    <mstyle mathsize="9pt">
      <mfrac>
        <mn>13</mn>
        <mn>15</mn>
      </mfrac>
    </mstyle>
    <annotation encoding="StarMath 5.0">size 9{13 over 15}</annotation>
  </semantics>
</math>
</file>

<file path=Object 20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n>7</mn>
            <mn>4</mn>
          </mfrac>
        </mfrac>
        <mrow>
          <mspace width="0.5em"/>
          <mo stretchy="false">=</mo>
          <mspace width="0.5em"/>
        </mrow>
        <mfrac>
          <mstyle color="silver">
            <mn>.......</mn>
          </mstyle>
          <mstyle color="silver">
            <mn>.......</mn>
          </mstyle>
        </mfrac>
      </mrow>
    </mstyle>
    <annotation encoding="StarMath 5.0">size 10 {{{~~1~~} over {7 over 4} `=` { color silver {.......} } over { color silver {.......} }}}</annotation>
  </semantics>
</math>
</file>

<file path=Object 21/content.xml><?xml version="1.0" encoding="utf-8"?>
<math xmlns="http://www.w3.org/1998/Math/MathML" display="block">
  <semantics>
    <mstyle mathsize="10pt">
      <mrow>
        <mn>13</mn>
        <mrow>
          <mspace width="0.5em"/>
          <mo stretchy="false">÷</mo>
          <mspace width="0.5em"/>
        </mrow>
        <mfrac>
          <mn>7</mn>
          <mrow>
            <mo stretchy="false">−</mo>
            <mn>11</mn>
          </mrow>
        </mfrac>
      </mrow>
    </mstyle>
    <annotation encoding="StarMath 5.0">size 10{{ 13}` div `{7 over -11 } }</annotation>
  </semantics>
</math>
</file>

<file path=Object 22/content.xml><?xml version="1.0" encoding="utf-8"?>
<math xmlns="http://www.w3.org/1998/Math/MathML" display="block">
  <semantics>
    <mstyle mathsize="10pt">
      <mrow>
        <mrow>
          <mo stretchy="false">−</mo>
          <mn>4</mn>
        </mrow>
        <mrow>
          <mspace width="0.5em"/>
          <mo stretchy="false">÷</mo>
          <mspace width="0.5em"/>
        </mrow>
        <mfrac>
          <mrow>
            <mo stretchy="false">−</mo>
            <mn>7</mn>
          </mrow>
          <mn>3</mn>
        </mfrac>
      </mrow>
    </mstyle>
    <annotation encoding="StarMath 5.0">size 10{{- 4} `div `{-7 over 3} }</annotation>
  </semantics>
</math>
</file>

<file path=Object 2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5</math:mn>
            <math:mn>7</math:mn>
          </math:mfrac>
          <math:mrow>
            <math:mi/>
            <math:mo math:stretchy="false">÷</math:mo>
            <math:mi/>
          </math:mrow>
          <math:mfrac>
            <math:mn>13</math:mn>
            <math:mn>11</math:mn>
          </math:mfrac>
        </math:mrow>
      </math:mrow>
    </math:mstyle>
    <math:annotation math:encoding="StarMath 5.0">size 10{{5 over 7 `div `{13 over 11} 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4</math:mn>
            <math:mn>9</math:mn>
          </math:mfrac>
          <math:mrow>
            <math:mi/>
            <math:mo math:stretchy="false">÷</math:mo>
            <math:mi/>
          </math:mrow>
          <math:mrow>
            <math:mo math:stretchy="false">(</math:mo>
            <math:mrow>
              <math:mrow>
                <math:mo math:stretchy="false">−</math:mo>
                <math:mi/>
              </math:mrow>
              <math:mfrac>
                <math:mn>1</math:mn>
                <math:mn>4</math:mn>
              </math:mfrac>
            </math:mrow>
            <math:mo math:stretchy="false">)</math:mo>
          </math:mrow>
        </math:mrow>
      </math:mrow>
    </math:mstyle>
    <math:annotation math:encoding="StarMath 5.0">size 10{{4 over 9 `div `(-`{1 over 4}) }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5</math:mn>
            <math:mn>3</math:mn>
          </math:mfrac>
          <math:mrow>
            <math:mi/>
            <math:mo math:stretchy="false">÷</math:mo>
            <math:mi/>
          </math:mrow>
          <math:mfrac>
            <math:mn>7</math:mn>
            <math:mn>2</math:mn>
          </math:mfrac>
        </math:mrow>
      </math:mrow>
    </math:mstyle>
    <math:annotation math:encoding="StarMath 5.0">size 10{{5 over 3} `div `{7 over 2}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1</math:mn>
            <math:mn>4</math:mn>
          </math:mfrac>
          <math:mrow>
            <math:mi/>
            <math:mo math:stretchy="false">÷</math:mo>
            <math:mi/>
          </math:mrow>
          <math:mfrac>
            <math:mn>1</math:mn>
            <math:mn>3</math:mn>
          </math:mfrac>
        </math:mrow>
      </math:mrow>
    </math:mstyle>
    <math:annotation math:encoding="StarMath 5.0">size 10{{1 over 4} `div `{1 over 3}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9</math:mn>
            <math:mn>10</math:mn>
          </math:mfrac>
          <math:mrow>
            <math:mi/>
            <math:mo math:stretchy="false">÷</math:mo>
            <math:mi/>
          </math:mrow>
          <math:mfrac>
            <math:mn>5</math:mn>
            <math:mn>11</math:mn>
          </math:mfrac>
        </math:mrow>
      </math:mrow>
    </math:mstyle>
    <math:annotation math:encoding="StarMath 5.0">size 10{{9 over 10} `div `{5 over 11} 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row>
              <math:mo math:stretchy="false">−</math:mo>
              <math:mi/>
            </math:mrow>
            <math:mfrac>
              <math:mn>18</math:mn>
              <math:mn>7</math:mn>
            </math:mfrac>
          </math:mrow>
          <math:mrow>
            <math:mi/>
            <math:mo math:stretchy="false">÷</math:mo>
            <math:mi/>
          </math:mrow>
          <math:mfrac>
            <math:mn>5</math:mn>
            <math:mn>4</math:mn>
          </math:mfrac>
        </math:mrow>
      </math:mrow>
    </math:mstyle>
    <math:annotation math:encoding="StarMath 5.0">size 10{{-`18 over 7} `div `{5 over 4} 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7</math:mn>
            <math:mn>10</math:mn>
          </math:mfrac>
        </math:mrow>
      </math:mrow>
    </math:mstyle>
    <math:annotation math:encoding="StarMath 5.0">size 10{{-`7 over 10} }</math:annotation>
  </math:semantics>
</math:math>
</file>

<file path=Object 3/content.xml><?xml version="1.0" encoding="utf-8"?>
<math xmlns="http://www.w3.org/1998/Math/MathML" display="block">
  <semantics>
    <mstyle mathsize="9pt">
      <mfrac>
        <mn>1</mn>
        <mrow>
          <mo stretchy="false">−</mo>
          <mn>17</mn>
        </mrow>
      </mfrac>
    </mstyle>
    <annotation encoding="StarMath 5.0">size 9{{1 over {-17}} }</annotation>
  </semantics>
</math>
</file>

<file path=Object 30/content.xml><?xml version="1.0" encoding="utf-8"?>
<math xmlns="http://www.w3.org/1998/Math/MathML" display="block">
  <semantics>
    <mstyle mathsize="10pt">
      <mrow>
        <mfrac>
          <mn>5</mn>
          <mn>7</mn>
        </mfrac>
        <mrow>
          <mspace width="0.5em"/>
          <mo stretchy="false">÷</mo>
          <mspace width="0.5em"/>
        </mrow>
        <mfrac>
          <mn>15</mn>
          <mn>2</mn>
        </mfrac>
      </mrow>
    </mstyle>
    <annotation encoding="StarMath 5.0">size 10{{5 over 7}` div `{15 over 2} }</annotation>
  </semantics>
</math>
</file>

<file path=Object 31/content.xml><?xml version="1.0" encoding="utf-8"?>
<math xmlns="http://www.w3.org/1998/Math/MathML" display="block">
  <semantics>
    <mstyle mathsize="10pt">
      <mrow>
        <mfrac>
          <mn>5</mn>
          <mn>3</mn>
        </mfrac>
        <mrow>
          <mspace width="0.5em"/>
          <mo stretchy="false">÷</mo>
          <mspace width="0.5em"/>
        </mrow>
        <mfrac>
          <mn>7</mn>
          <mn>9</mn>
        </mfrac>
      </mrow>
    </mstyle>
    <annotation encoding="StarMath 5.0">size 10{{5 over 3}` div` {7 over 9} }</annotation>
  </semantics>
</math>
</file>

<file path=Object 32/content.xml><?xml version="1.0" encoding="utf-8"?>
<math xmlns="http://www.w3.org/1998/Math/MathML" display="block">
  <semantics>
    <mstyle mathsize="10pt">
      <mrow>
        <mfrac>
          <mn>12</mn>
          <mn>5</mn>
        </mfrac>
        <mrow>
          <mspace width="0.5em"/>
          <mo stretchy="false">÷</mo>
          <mspace width="0.5em"/>
        </mrow>
        <mfrac>
          <mn>6</mn>
          <mn>7</mn>
        </mfrac>
      </mrow>
    </mstyle>
    <annotation encoding="StarMath 5.0">size 10{{12 over 5} `div `{6 over 7} }</annotation>
  </semantics>
</math>
</file>

<file path=Object 33/content.xml><?xml version="1.0" encoding="utf-8"?>
<math xmlns="http://www.w3.org/1998/Math/MathML" display="block">
  <semantics>
    <mstyle mathsize="10pt">
      <mrow>
        <mfrac>
          <mn>18</mn>
          <mn>4</mn>
        </mfrac>
        <mrow>
          <mspace width="0.5em"/>
          <mo stretchy="false">÷</mo>
          <mspace width="0.5em"/>
        </mrow>
        <mfrac>
          <mn>6</mn>
          <mn>8</mn>
        </mfrac>
      </mrow>
    </mstyle>
    <annotation encoding="StarMath 5.0">size 10{{18 over 4} `div `{6 over 8} }</annotation>
  </semantics>
</math>
</file>

<file path=Object 34/content.xml><?xml version="1.0" encoding="utf-8"?>
<math xmlns="http://www.w3.org/1998/Math/MathML" display="block">
  <semantics>
    <mrow>
      <mi mathvariant="normal">F</mi>
      <mrow>
        <mspace width="0.5em"/>
        <mo stretchy="false">=</mo>
        <mspace width="0.5em"/>
      </mrow>
      <mfrac>
        <mn>2</mn>
        <mfrac>
          <mn>3</mn>
          <mn>5</mn>
        </mfrac>
      </mfrac>
    </mrow>
    <annotation encoding="StarMath 5.0">{F} `=`{2}over{{3}over{5}}</annotation>
  </semantics>
</math>
</file>

<file path=Object 35/content.xml><?xml version="1.0" encoding="utf-8"?>
<math xmlns="http://www.w3.org/1998/Math/MathML" display="block">
  <semantics>
    <mstyle mathvariant="bold">
      <mfrac>
        <mn>10</mn>
        <mn>9</mn>
      </mfrac>
    </mstyle>
    <annotation encoding="StarMath 5.0">bold {10 over 9}</annotation>
  </semantics>
</math>
</file>

<file path=Object 36/content.xml><?xml version="1.0" encoding="utf-8"?>
<math xmlns="http://www.w3.org/1998/Math/MathML" display="block">
  <semantics>
    <mrow>
      <mi mathvariant="normal">E</mi>
      <mrow>
        <mspace width="0.5em"/>
        <mo stretchy="false">=</mo>
        <mspace width="0.5em"/>
      </mrow>
      <mfrac>
        <mfrac>
          <mn>1</mn>
          <mn>2</mn>
        </mfrac>
        <mrow>
          <mspace width="4em"/>
          <mn>3</mn>
          <mspace width="4em"/>
        </mrow>
      </mfrac>
    </mrow>
    <annotation encoding="StarMath 5.0">{E} `=`{{{1 over 2}over {~~3~~}}}</annotation>
  </semantics>
</math>
</file>

<file path=Object 37/content.xml><?xml version="1.0" encoding="utf-8"?>
<math xmlns="http://www.w3.org/1998/Math/MathML" display="block">
  <semantics>
    <mfrac>
      <mstyle mathsize="10pt">
        <mstyle color="silver">
          <mn>.......</mn>
        </mstyle>
      </mstyle>
      <mstyle color="silver">
        <mn>.......</mn>
      </mstyle>
    </mfrac>
    <annotation encoding="StarMath 5.0">size 10{color silver {.......} } over { color silver {.......} }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i/>
          <math:mfrac>
            <math:mn>49</math:mn>
            <math:mn>70</math:mn>
          </math:mfrac>
        </math:mrow>
      </math:mrow>
    </math:mstyle>
    <math:annotation math:encoding="StarMath 5.0">size 10{{`49 over 70} }</math:annotation>
  </math:semantics>
</math:math>
</file>

<file path=Object 39/content.xml><?xml version="1.0" encoding="utf-8"?>
<math xmlns="http://www.w3.org/1998/Math/MathML" display="block">
  <semantics>
    <mstyle mathsize="10pt">
      <mrow>
        <mspace width="0.5em"/>
        <mfrac>
          <mn>7</mn>
          <mn>10</mn>
        </mfrac>
      </mrow>
    </mstyle>
    <annotation encoding="StarMath 5.0">size 10{{`7 over 10} }</annotation>
  </semantics>
</math>
</file>

<file path=Object 4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n>5</mn>
          <mn>4</mn>
        </mfrac>
      </mrow>
    </mstyle>
    <annotation encoding="StarMath 5.0">size 9{-`{5 over 4} }</annotation>
  </semantics>
</math>
</file>

<file path=Object 40/content.xml><?xml version="1.0" encoding="utf-8"?>
<math xmlns="http://www.w3.org/1998/Math/MathML" display="block">
  <semantics>
    <mfrac>
      <mstyle mathsize="10pt">
        <mstyle color="silver">
          <mn>.......</mn>
        </mstyle>
      </mstyle>
      <mstyle color="silver">
        <mn>.......</mn>
      </mstyle>
    </mfrac>
    <annotation encoding="StarMath 5.0">size 10{color silver {.......} } over { color silver {.......} }</annotation>
  </semantics>
</math>
</file>

<file path=Object 41/content.xml><?xml version="1.0" encoding="utf-8"?>
<math xmlns="http://www.w3.org/1998/Math/MathML" display="block">
  <semantics>
    <mfrac>
      <mstyle mathsize="10pt">
        <mstyle color="silver">
          <mn>.......</mn>
        </mstyle>
      </mstyle>
      <mstyle color="silver">
        <mn>.......</mn>
      </mstyle>
    </mfrac>
    <annotation encoding="StarMath 5.0">size 10{color silver {.......} } over { color silver {.......} }</annotation>
  </semantics>
</math>
</file>

<file path=Object 42/content.xml><?xml version="1.0" encoding="utf-8"?>
<math xmlns="http://www.w3.org/1998/Math/MathML" display="block">
  <semantics>
    <mstyle mathsize="10pt">
      <mrow>
        <mfrac>
          <mrow>
            <mo stretchy="false">−</mo>
            <mn>1</mn>
          </mrow>
          <mn>4</mn>
        </mfrac>
        <mrow>
          <mspace width="0.5em"/>
          <mo stretchy="false">÷</mo>
          <mspace width="0.5em"/>
        </mrow>
        <mstyle mathcolor="red">
          <mrow>
            <mo fence="true" form="prefix" stretchy="false">(</mo>
            <mrow>
              <mstyle mathcolor="black">
                <mrow>
                  <mo stretchy="false">−</mo>
                  <mn>7</mn>
                </mrow>
              </mstyle>
            </mrow>
            <mo fence="true" form="postfix" stretchy="false">)</mo>
          </mrow>
        </mstyle>
      </mrow>
    </mstyle>
    <annotation encoding="StarMath 5.0">size 10{{-1 over 4} `div `{color red ( color black-7)} }</annotation>
  </semantics>
</math>
</file>

<file path=Object 43/content.xml><?xml version="1.0" encoding="utf-8"?>
<math xmlns="http://www.w3.org/1998/Math/MathML" display="block">
  <semantics>
    <mrow>
      <mi mathvariant="normal">A</mi>
      <mrow>
        <mspace width="0.5em"/>
        <mo stretchy="false">=</mo>
        <mspace width="0.5em"/>
      </mrow>
      <mfrac>
        <mfrac>
          <mrow>
            <mo stretchy="false">−</mo>
            <mn>5</mn>
          </mrow>
          <mn>7</mn>
        </mfrac>
        <mfrac>
          <mn>3</mn>
          <mn>4</mn>
        </mfrac>
      </mfrac>
    </mrow>
    <annotation encoding="StarMath 5.0">{A} `=`{{{-5} over 7}  over {3 over 4} }</annotation>
  </semantics>
</math>
</file>

<file path=Object 44/content.xml><?xml version="1.0" encoding="utf-8"?>
<math xmlns="http://www.w3.org/1998/Math/MathML" display="block">
  <semantics>
    <mrow>
      <mi mathvariant="normal">B</mi>
      <mrow>
        <mspace width="0.5em"/>
        <mo stretchy="false">=</mo>
        <mspace width="0.5em"/>
      </mrow>
      <mfrac>
        <mfrac>
          <mn>25</mn>
          <mrow>
            <mo stretchy="false">−</mo>
            <mn>8</mn>
          </mrow>
        </mfrac>
        <mrow>
          <mrow>
            <mo stretchy="false">−</mo>
            <mspace width="0.5em"/>
          </mrow>
          <mfrac>
            <mn>15</mn>
            <mrow>
              <mspace width="0.5em"/>
              <mo stretchy="false">−</mo>
              <mn>4</mn>
            </mrow>
          </mfrac>
        </mrow>
      </mfrac>
    </mrow>
    <annotation encoding="StarMath 5.0">{B} `=`{{25 over {-8}} over  {-`15 over {`-4}}  }</annotation>
  </semantics>
</math>
</file>

<file path=Object 45/content.xml><?xml version="1.0" encoding="utf-8"?>
<math xmlns="http://www.w3.org/1998/Math/MathML" display="block">
  <semantics>
    <mrow>
      <mfrac>
        <mrow>
          <mo stretchy="false">−</mo>
          <mn>8</mn>
        </mrow>
        <mn>7</mn>
      </mfrac>
      <mrow>
        <mspace width="0.5em"/>
        <mo stretchy="false">÷</mo>
        <mspace width="0.5em"/>
      </mrow>
      <mfrac>
        <mn>5</mn>
        <mrow>
          <mo stretchy="false">−</mo>
          <mn>3</mn>
        </mrow>
      </mfrac>
    </mrow>
    <annotation encoding="StarMath 5.0">-8 over 7 `div `5 over -3</annotation>
  </semantics>
</math>
</file>

<file path=Object 46/content.xml><?xml version="1.0" encoding="utf-8"?>
<math xmlns="http://www.w3.org/1998/Math/MathML" display="block">
  <semantics>
    <mrow>
      <mo fence="true" stretchy="true">(</mo>
      <mrow>
        <mrow>
          <mfrac>
            <mn>8</mn>
            <mn>7</mn>
          </mfrac>
          <mrow>
            <mspace width="0.5em"/>
            <mo stretchy="false">÷</mo>
            <mspace width="0.5em"/>
          </mrow>
          <mfrac>
            <mn>5</mn>
            <mn>3</mn>
          </mfrac>
        </mrow>
      </mrow>
      <mo fence="true" stretchy="true">)</mo>
    </mrow>
    <annotation encoding="StarMath 5.0">left ( 8 over 7 `div `5 over 3 right ) </annotation>
  </semantics>
</math>
</file>

<file path=Object 47/content.xml><?xml version="1.0" encoding="utf-8"?>
<math xmlns="http://www.w3.org/1998/Math/MathML" display="block">
  <semantics>
    <mrow>
      <mfrac>
        <mn>8</mn>
        <mn>7</mn>
      </mfrac>
      <mrow>
        <mspace width="0.5em"/>
        <mo stretchy="false">×</mo>
        <mspace width="0.5em"/>
      </mrow>
      <mfrac>
        <mn>3</mn>
        <mn>5</mn>
      </mfrac>
    </mrow>
    <annotation encoding="StarMath 5.0">8 over 7 `times `3 over 5</annotation>
  </semantics>
</math>
</file>

<file path=Object 48/content.xml><?xml version="1.0" encoding="utf-8"?>
<math xmlns="http://www.w3.org/1998/Math/MathML" display="block">
  <semantics>
    <mfrac>
      <mrow>
        <mn>8</mn>
        <mrow>
          <mspace width="0.5em"/>
          <mo stretchy="false">×</mo>
          <mspace width="0.5em"/>
        </mrow>
        <mn>3</mn>
      </mrow>
      <mrow>
        <mn>7</mn>
        <mrow>
          <mspace width="0.5em"/>
          <mo stretchy="false">×</mo>
          <mspace width="0.5em"/>
        </mrow>
        <mn>5</mn>
      </mrow>
    </mfrac>
    <annotation encoding="StarMath 5.0">{8`times `3  } over {7 `times `5} </annotation>
  </semantics>
</math>
</file>

<file path=Object 49/content.xml><?xml version="1.0" encoding="utf-8"?>
<math xmlns="http://www.w3.org/1998/Math/MathML" display="block">
  <semantics>
    <mstyle mathvariant="bold">
      <mfrac>
        <mn>24</mn>
        <mn>35</mn>
      </mfrac>
    </mstyle>
    <annotation encoding="StarMath 5.0">bold {24 over 35}</annotation>
  </semantics>
</math>
</file>

<file path=Object 5/content.xml><?xml version="1.0" encoding="utf-8"?>
<math xmlns="http://www.w3.org/1998/Math/MathML" display="block">
  <semantics>
    <mstyle mathsize="9pt">
      <mfrac>
        <mrow>
          <mo stretchy="false">−</mo>
          <mn>5</mn>
        </mrow>
        <mn>3</mn>
      </mfrac>
    </mstyle>
    <annotation encoding="StarMath 5.0">size 9{{{-5} over 3} }</annotation>
  </semantics>
</math>
</file>

<file path=Object 50/content.xml><?xml version="1.0" encoding="utf-8"?>
<math xmlns="http://www.w3.org/1998/Math/MathML" display="block">
  <semantics>
    <mfrac>
      <mrow>
        <mrow>
          <mo stretchy="false">−</mo>
          <mspace width="0.5em"/>
        </mrow>
        <mfrac>
          <mn>32</mn>
          <mn>21</mn>
        </mfrac>
      </mrow>
      <mfrac>
        <mrow>
          <mo stretchy="false">−</mo>
          <mn>48</mn>
        </mrow>
        <mrow>
          <mo stretchy="false">−</mo>
          <mn>35</mn>
        </mrow>
      </mfrac>
    </mfrac>
    <annotation encoding="StarMath 5.0"> {-`32 over 21} over {-48 over -35} </annotation>
  </semantics>
</math>
</file>

<file path=Object 51/content.xml><?xml version="1.0" encoding="utf-8"?>
<math xmlns="http://www.w3.org/1998/Math/MathML" display="block">
  <semantics>
    <mfrac>
      <mfrac>
        <mn>32</mn>
        <mn>21</mn>
      </mfrac>
      <mfrac>
        <mn>48</mn>
        <mn>35</mn>
      </mfrac>
    </mfrac>
    <annotation encoding="StarMath 5.0"> {32 over 21} over {48 over 35} </annotation>
  </semantics>
</math>
</file>

<file path=Object 52/content.xml><?xml version="1.0" encoding="utf-8"?>
<math xmlns="http://www.w3.org/1998/Math/MathML" display="block">
  <semantics>
    <mrow>
      <mfrac>
        <mn>32</mn>
        <mn>21</mn>
      </mfrac>
      <mrow>
        <mspace width="0.5em"/>
        <mo stretchy="false">×</mo>
        <mspace width="0.5em"/>
      </mrow>
      <mfrac>
        <mn>35</mn>
        <mn>48</mn>
      </mfrac>
    </mrow>
    <annotation encoding="StarMath 5.0"> {32 over 21}` times `{35 over 48} </annotation>
  </semantics>
</math>
</file>

<file path=Object 53/content.xml><?xml version="1.0" encoding="utf-8"?>
<math xmlns="http://www.w3.org/1998/Math/MathML" display="block">
  <semantics>
    <mfrac>
      <mrow>
        <mstyle color="fuchsia">
          <mstyle mathvariant="bold">
            <mn>8</mn>
          </mstyle>
        </mstyle>
        <mrow>
          <mspace width="0.5em"/>
          <mo stretchy="false">×</mo>
          <mspace width="0.5em"/>
        </mrow>
        <mstyle color="blue">
          <mstyle mathvariant="bold">
            <mn>2</mn>
          </mstyle>
        </mstyle>
        <mrow>
          <mspace width="0.5em"/>
          <mo stretchy="false">×</mo>
          <mspace width="1em"/>
        </mrow>
        <mn>2</mn>
        <mrow>
          <mspace width="0.5em"/>
          <mo stretchy="false">×</mo>
          <mspace width="0.5em"/>
        </mrow>
        <mstyle color="red">
          <mstyle mathvariant="bold">
            <mn>7</mn>
          </mstyle>
        </mstyle>
        <mrow>
          <mspace width="0.5em"/>
          <mo stretchy="false">×</mo>
          <mspace width="0.5em"/>
        </mrow>
        <mn>5</mn>
      </mrow>
      <mrow>
        <mstyle color="red">
          <mstyle mathvariant="bold">
            <mn>7</mn>
          </mstyle>
        </mstyle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style color="blue">
          <mstyle mathvariant="bold">
            <mn>2</mn>
          </mstyle>
        </mstyle>
        <mrow>
          <mspace width="0.5em"/>
          <mo stretchy="false">×</mo>
          <mspace width="0.5em"/>
        </mrow>
        <mstyle color="fuchsia">
          <mstyle mathvariant="bold">
            <mn>8</mn>
          </mstyle>
        </mstyle>
      </mrow>
    </mfrac>
    <annotation encoding="StarMath 5.0">{{color magenta bold{8}` times` color blue bold {2} `times` `2` times `color red bold{7} `times `{5}} over { color red bold{7}` times` 3 `times` 3 `times` color blue bold{2} `times` color magenta bold{8}}}</annotation>
  </semantics>
</math>
</file>

<file path=Object 54/content.xml><?xml version="1.0" encoding="utf-8"?>
<math xmlns="http://www.w3.org/1998/Math/MathML" display="block">
  <semantics>
    <mrow>
      <mfrac>
        <mrow>
          <mo stretchy="false">−</mo>
          <mn>8</mn>
        </mrow>
        <mn>7</mn>
      </mfrac>
      <mrow>
        <mspace width="0.5em"/>
        <mo stretchy="false">÷</mo>
        <mspace width="0.5em"/>
      </mrow>
      <mfrac>
        <mn>5</mn>
        <mrow>
          <mo stretchy="false">−</mo>
          <mn>3</mn>
        </mrow>
      </mfrac>
    </mrow>
    <annotation encoding="StarMath 5.0">-8 over 7 `div `5 over -3</annotation>
  </semantics>
</math>
</file>

<file path=Object 55/content.xml><?xml version="1.0" encoding="utf-8"?>
<math xmlns="http://www.w3.org/1998/Math/MathML" display="block">
  <semantics>
    <mfrac>
      <mrow>
        <mrow>
          <mo stretchy="false">−</mo>
          <mspace width="0.5em"/>
        </mrow>
        <mfrac>
          <mn>32</mn>
          <mn>21</mn>
        </mfrac>
      </mrow>
      <mfrac>
        <mrow>
          <mo stretchy="false">−</mo>
          <mn>48</mn>
        </mrow>
        <mrow>
          <mo stretchy="false">−</mo>
          <mn>35</mn>
        </mrow>
      </mfrac>
    </mfrac>
    <annotation encoding="StarMath 5.0"> {-`32 over 21} over {-48 over -35} </annotation>
  </semantics>
</math>
</file>

<file path=Object 56/content.xml><?xml version="1.0" encoding="utf-8"?>
<math xmlns="http://www.w3.org/1998/Math/MathML" display="block">
  <semantics>
    <mstyle mathsize="10pt">
      <mfrac>
        <mrow>
          <mo stretchy="false">−</mo>
          <mn>18</mn>
        </mrow>
        <mn>11</mn>
      </mfrac>
    </mstyle>
    <annotation encoding="StarMath 5.0">size 10{-18 over 11}</annotation>
  </semantics>
</math>
</file>

<file path=Object 57/content.xml><?xml version="1.0" encoding="utf-8"?>
<math xmlns="http://www.w3.org/1998/Math/MathML" display="block">
  <semantics>
    <mstyle mathsize="10pt">
      <mfrac>
        <mn>1</mn>
        <mrow>
          <mo stretchy="false">−</mo>
          <mn>17</mn>
        </mrow>
      </mfrac>
    </mstyle>
    <annotation encoding="StarMath 5.0">size 10{{1 over {-17}} }</annotation>
  </semantics>
</math>
</file>

<file path=Object 5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3</math:mn>
          <math:mn>15</math:mn>
        </math:mfrac>
      </math:mrow>
    </math:mstyle>
    <math:annotation math:encoding="StarMath 5.0">size 10{13 over 15}</math:annotation>
  </math:semantics>
</math:math>
</file>

<file path=Object 6/content.xml><?xml version="1.0" encoding="utf-8"?>
<math xmlns="http://www.w3.org/1998/Math/MathML" display="block">
  <semantics>
    <mstyle mathsize="9pt">
      <mfrac>
        <mn>7</mn>
        <mn>2</mn>
      </mfrac>
    </mstyle>
    <annotation encoding="StarMath 5.0">size 9{{7 over 2} }</annotation>
  </semantics>
</math>
</file>

<file path=Object 60/content.xml><?xml version="1.0" encoding="utf-8"?>
<math xmlns="http://www.w3.org/1998/Math/MathML" display="block">
  <semantics>
    <mrow>
      <mi mathvariant="normal">G</mi>
      <mrow>
        <mspace width="0.5em"/>
        <mo stretchy="false">=</mo>
        <mspace width="0.5em"/>
      </mrow>
      <mfrac>
        <mfrac>
          <mrow>
            <mo stretchy="false">−</mo>
            <mn>5</mn>
          </mrow>
          <mn>3</mn>
        </mfrac>
        <mrow>
          <mspace width="4em"/>
          <mn>4</mn>
          <mspace width="4em"/>
        </mrow>
      </mfrac>
    </mrow>
    <annotation encoding="StarMath 5.0">{G} `=`{{{-5 over 3}over {~~4~~}}}</annotation>
  </semantics>
</math>
</file>

<file path=Object 68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2</mn>
          <mn>10</mn>
        </mfrac>
      </mrow>
    </mstyle>
    <annotation encoding="StarMath 5.0">size 10{{-`12 over 10} }</annotation>
  </semantics>
</math>
</file>

<file path=Object 69/content.xml><?xml version="1.0" encoding="utf-8"?>
<math xmlns="http://www.w3.org/1998/Math/MathML" display="block">
  <semantics>
    <mstyle mathsize="10pt">
      <mfrac>
        <mn>13</mn>
        <mn>15</mn>
      </mfrac>
    </mstyle>
    <annotation encoding="StarMath 5.0">size 10{13 over 15}</annotation>
  </semantics>
</math>
</file>

<file path=Object 7/content.xml><?xml version="1.0" encoding="utf-8"?>
<math xmlns="http://www.w3.org/1998/Math/MathML" display="block">
  <semantics>
    <mstyle mathsize="10pt">
      <mrow>
        <mn>5</mn>
        <mrow>
          <mspace width="0.5em"/>
          <mo stretchy="false">÷</mo>
          <mspace width="0.5em"/>
        </mrow>
        <mfrac>
          <mn>3</mn>
          <mn>4</mn>
        </mfrac>
      </mrow>
    </mstyle>
    <annotation encoding="StarMath 5.0">size 10{{5 }` div` {3 over 4} }</annotation>
  </semantics>
</math>
</file>

<file path=Object 7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4</mn>
        </mfrac>
      </mrow>
    </mstyle>
    <annotation encoding="StarMath 5.0">size 10{-`{5 over 4} }</annotation>
  </semantics>
</math>
</file>

<file path=Object 71/content.xml><?xml version="1.0" encoding="utf-8"?>
<math xmlns="http://www.w3.org/1998/Math/MathML" display="block">
  <semantics>
    <mstyle mathsize="10pt">
      <mfrac>
        <mn>7</mn>
        <mn>2</mn>
      </mfrac>
    </mstyle>
    <annotation encoding="StarMath 5.0">size 10{{7 over 2} }</annotation>
  </semantics>
</math>
</file>

<file path=Object 72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row>
              <mo stretchy="false">−</mo>
              <mn>19</mn>
            </mrow>
            <mn>20</mn>
          </mfrac>
        </mfrac>
        <mrow>
          <mspace width="0.5em"/>
          <mo stretchy="false">=</mo>
          <mspace width="0.5em"/>
        </mrow>
        <mfrac>
          <mstyle color="silver">
            <mn>.......</mn>
          </mstyle>
          <mstyle color="silver">
            <mn>.......</mn>
          </mstyle>
        </mfrac>
      </mrow>
    </mstyle>
    <annotation encoding="StarMath 5.0">size 10{{~~1~~} over {-19 over 20} `=` { color silver {.......} } over { color silver {.......} }}</annotation>
  </semantics>
</math>
</file>

<file path=Object 73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n>6,2</mn>
            <mn>3,4</mn>
          </mfrac>
        </mfrac>
        <mrow>
          <mspace width="0.5em"/>
          <mo stretchy="false">=</mo>
          <mspace width="0.5em"/>
        </mrow>
        <mfrac>
          <mstyle color="silver">
            <mn>.......</mn>
          </mstyle>
          <mstyle color="silver">
            <mn>.......</mn>
          </mstyle>
        </mfrac>
      </mrow>
    </mstyle>
    <annotation encoding="StarMath 5.0">size 10{{~~1~~} over {6,2 over 3,4}`=` { color silver {.......} } over { color silver {.......} }}</annotation>
  </semantics>
</math>
</file>

<file path=Object 74/content.xml><?xml version="1.0" encoding="utf-8"?>
<math xmlns="http://www.w3.org/1998/Math/MathML" display="block">
  <semantics>
    <mstyle mathsize="10pt">
      <mfrac>
        <mn>10</mn>
        <mn>7</mn>
      </mfrac>
    </mstyle>
    <annotation encoding="StarMath 5.0">size 10{{10 over 7} }</annotation>
  </semantics>
</math>
</file>

<file path=Object 75/content.xml><?xml version="1.0" encoding="utf-8"?>
<math xmlns="http://www.w3.org/1998/Math/MathML" display="block">
  <semantics>
    <mstyle mathsize="9pt">
      <mfrac>
        <mn>1</mn>
        <mn>3</mn>
      </mfrac>
    </mstyle>
    <annotation encoding="StarMath 5.0">size 9{1 over 3}</annotation>
  </semantics>
</math>
</file>

<file path=Object 76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n>5</mn>
          <mn>2</mn>
        </mfrac>
      </mrow>
    </mstyle>
    <annotation encoding="StarMath 5.0">size 9{- `{5 over 2}}</annotation>
  </semantics>
</math>
</file>

<file path=Object 77/content.xml><?xml version="1.0" encoding="utf-8"?>
<math xmlns="http://www.w3.org/1998/Math/MathML" display="block">
  <semantics>
    <mstyle mathsize="10pt">
      <mfrac>
        <mrow>
          <mo stretchy="false">−</mo>
          <mn>5</mn>
        </mrow>
        <mn>3</mn>
      </mfrac>
    </mstyle>
    <annotation encoding="StarMath 5.0">size 10{{{-5} over 3} 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i/>
          <math:mfrac>
            <math:mn>14</math:mn>
            <math:mn>20</math:mn>
          </math:mfrac>
        </math:mrow>
      </math:mrow>
    </math:mstyle>
    <math:annotation math:encoding="StarMath 5.0">size 10{{`14 over 20} }</math:annotation>
  </math:semantics>
</math:math>
</file>

<file path=Object 84/content.xml><?xml version="1.0" encoding="utf-8"?>
<math xmlns="http://www.w3.org/1998/Math/MathML" display="block">
  <semantics>
    <mfrac>
      <mstyle mathsize="10pt">
        <mstyle color="silver">
          <mn>.......</mn>
        </mstyle>
      </mstyle>
      <mstyle color="silver">
        <mn>.......</mn>
      </mstyle>
    </mfrac>
    <annotation encoding="StarMath 5.0">size 10{color silver {.......} } over { color silver {.......} }</annotation>
  </semantics>
</math>
</file>

<file path=Object 85/content.xml><?xml version="1.0" encoding="utf-8"?>
<math xmlns="http://www.w3.org/1998/Math/MathML" display="block">
  <semantics>
    <mstyle mathsize="10pt">
      <mrow>
        <mfrac>
          <mn>2,7</mn>
          <mn>0,15</mn>
        </mfrac>
        <mrow>
          <mspace width="0.5em"/>
          <mo stretchy="false">÷</mo>
          <mspace width="0.5em"/>
        </mrow>
        <mfrac>
          <mn>3</mn>
          <mn>0,25</mn>
        </mfrac>
      </mrow>
    </mstyle>
    <annotation encoding="StarMath 5.0">size 10{{2,7 over 0,15} `div` {3 over 0,25} }</annotation>
  </semantics>
</math>
</file>

<file path=Object 86/content.xml><?xml version="1.0" encoding="utf-8"?>
<math xmlns="http://www.w3.org/1998/Math/MathML" display="block">
  <semantics>
    <mstyle mathsize="10pt">
      <mrow>
        <mfrac>
          <mn>12</mn>
          <mn>18</mn>
        </mfrac>
        <mrow>
          <mspace width="0.5em"/>
          <mo stretchy="false">÷</mo>
          <mspace width="0.5em"/>
        </mrow>
        <mfrac>
          <mn>4</mn>
          <mn>45</mn>
        </mfrac>
      </mrow>
    </mstyle>
    <annotation encoding="StarMath 5.0">size 10{{12 over 18}` div` {4 over 45} 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10</math:mn>
            <math:mn>7</math:mn>
          </math:mfrac>
        </math:mrow>
      </math:mrow>
    </math:mstyle>
    <math:annotation math:encoding="StarMath 5.0">size 10{{-`10 over 7} }</math:annotation>
  </math:semantics>
</math:math>
</file>